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C0000025A77ED60FE0B6876CA.png" manifest:media-type="image/png"/>
  <manifest:file-entry manifest:full-path="Pictures/100000010000022800000227A8116ED8930312AE.png" manifest:media-type="image/png"/>
  <manifest:file-entry manifest:full-path="Pictures/100000010000009D000000C1658F8644A67EF9AF.png" manifest:media-type="image/png"/>
  <manifest:file-entry manifest:full-path="Pictures/1000000100000100000000FA2F910D5692572127.png" manifest:media-type="image/png"/>
  <manifest:file-entry manifest:full-path="Pictures/10000001000000AA000000C59C1A789E0DAD9184.png" manifest:media-type="image/png"/>
  <manifest:file-entry manifest:full-path="Pictures/10000001000000C1000000C962FA42DB1DECD463.png" manifest:media-type="image/png"/>
  <manifest:file-entry manifest:full-path="Pictures/1000000100000320000001CA89DC3E4E2A2A28A2.png" manifest:media-type="image/png"/>
  <manifest:file-entry manifest:full-path="Pictures/1000000100000339000001A66AC6EA7A2E776C07.png" manifest:media-type="image/png"/>
  <manifest:file-entry manifest:full-path="Pictures/10000001000000CD000000CD002664595B313586.png" manifest:media-type="image/png"/>
  <manifest:file-entry manifest:full-path="Pictures/1000000100000320000002165A57BB7118223542.png" manifest:media-type="image/png"/>
  <manifest:file-entry manifest:full-path="Pictures/10000001000000BE000000A6B61F147587903499.png" manifest:media-type="image/png"/>
  <manifest:file-entry manifest:full-path="Pictures/1000000100000154000000B6C21D64E2D8548B70.png" manifest:media-type="image/png"/>
  <manifest:file-entry manifest:full-path="Pictures/100000010000025E0000020356CC687ED9AF0EC8.png" manifest:media-type="image/png"/>
  <manifest:file-entry manifest:full-path="Pictures/1000000100000134000001341F97B3816AB800E8.png" manifest:media-type="image/png"/>
  <manifest:file-entry manifest:full-path="Pictures/100000010000012B000000D7FCE2CC096DCCA161.png" manifest:media-type="image/png"/>
  <manifest:file-entry manifest:full-path="Pictures/10000001000000F60000010D3F2CB2B649846F10.png" manifest:media-type="image/png"/>
  <manifest:file-entry manifest:full-path="Pictures/10000001000001E0000000BC86EA1FC0EEC642D2.png" manifest:media-type="image/png"/>
  <manifest:file-entry manifest:full-path="Pictures/100000010000009800000090D2B8E852E5D325AC.png" manifest:media-type="image/png"/>
  <manifest:file-entry manifest:full-path="Pictures/10000001000002420000014E68297B58D9FB65C4.png" manifest:media-type="image/png"/>
  <manifest:file-entry manifest:full-path="Pictures/10000001000001760000019A3C078AE911702CAC.png" manifest:media-type="image/png"/>
  <manifest:file-entry manifest:full-path="Pictures/10000001000002DE00000252869D8AA810A9F1CD.png" manifest:media-type="image/png"/>
  <manifest:file-entry manifest:full-path="Pictures/1000000100000280000000AD8467F0DF9EC88E07.png" manifest:media-type="image/png"/>
  <manifest:file-entry manifest:full-path="Pictures/10000001000001D0000000E27F23F6DB5C6FCC0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pitch="variable"/>
    <style:font-face style:name="Arimo Bold" svg:font-family="'Arimo Bold'" style:font-pitch="variable"/>
    <style:font-face style:name="Arimo Bold1" svg:font-family="'Arimo Bold'"/>
    <style:font-face style:name="Arimo1" svg:font-family="Arimo"/>
    <style:font-face style:name="Calibri" svg:font-family="Calibri"/>
    <style:font-face style:name="Calibri1" svg:font-family="Calibri" style:font-pitch="variable"/>
    <style:font-face style:name="Clear Sans Bold" svg:font-family="'Clear Sans Bold'" style:font-pitch="variable"/>
    <style:font-face style:name="Clear Sans Bold1" svg:font-family="'Clear Sans Bol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Display" svg:font-family="'Noto Serif Display'" style:font-pitch="variable"/>
    <style:font-face style:name="Noto Serif Display1" svg:font-family="'Noto Serif Display'"/>
  </office:font-face-decls>
  <office:automatic-styles>
    <style:style style:name="dp1" style:family="drawing-page">
      <style:drawing-page-properties presentation:background-visible="true" presentation:background-objects-visible="true" draw:fill="solid" draw:fill-color="#f3f3f3"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7e8083"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2"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3"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4"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5"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6"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graphic-properties style:protect="size"/>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19"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1"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fo:clip="rect(0cm, 0cm, 0cm, 0cm)"/>
    </style:style>
    <style:style style:name="gr30"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fo:clip="rect(0cm, 0cm, 0cm, 0cm)"/>
    </style:style>
    <style:style style:name="gr31"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23" style:repeat="stretch" draw:textarea-vertical-align="top" draw:auto-grow-heigh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fo:clip="rect(0cm, 0cm, 0cm, 0cm)"/>
    </style:style>
    <style:style style:name="gr3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none" svg:stroke-width="0cm" draw:fill="bitmap" draw:fill-image-name="msFillBitmap_20_25" style:repeat="stretch" draw:textarea-vertical-align="top" draw:auto-grow-height="false" fo:min-height="0cm" fo:min-width="0cm" fo:padding-top="0.125cm" fo:padding-bottom="0.125cm" fo:padding-left="0.25cm" fo:padding-right="0.25cm" fo:wrap-option="wrap" fo:clip="rect(0cm, 0cm, 0cm, 0cm)"/>
    </style:style>
    <style:style style:name="gr38" style:family="graphic" style:parent-style-name="standard">
      <style:graphic-properties draw:stroke="none" svg:stroke-width="0cm" draw:fill="bitmap" draw:fill-image-name="msFillBitmap_20_26" style:repeat="stretch" draw:textarea-vertical-align="top" draw:auto-grow-heigh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7" style:repeat="stretch" draw:textarea-vertical-align="top" draw:auto-grow-height="false" fo:min-height="0cm" fo:min-width="0cm" fo:padding-top="0.125cm" fo:padding-bottom="0.125cm" fo:padding-left="0.25cm" fo:padding-right="0.25cm" fo:wrap-option="wrap" fo:clip="rect(0cm, 0cm, 0cm, 0cm)"/>
    </style:style>
    <style:style style:name="gr40" style:family="graphic" style:parent-style-name="standard">
      <style:graphic-properties draw:stroke="none" svg:stroke-width="0cm" draw:fill="bitmap" draw:fill-image-name="msFillBitmap_20_28" style:repeat="stretch" draw:textarea-vertical-align="top" draw:auto-grow-height="false" fo:min-height="0cm" fo:min-width="0cm" fo:padding-top="0.125cm" fo:padding-bottom="0.125cm" fo:padding-left="0.25cm" fo:padding-right="0.25cm" fo:wrap-option="wrap" fo:clip="rect(0cm, 0cm, 0cm, 0cm)"/>
    </style:style>
    <style:style style:name="gr41" style:family="graphic" style:parent-style-name="standard">
      <style:graphic-properties draw:stroke="none" svg:stroke-width="0cm" draw:fill="bitmap" draw:fill-image-name="msFillBitmap_20_29" style:repeat="stretch" draw:textarea-vertical-align="top" draw:auto-grow-height="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cm" draw:fill="bitmap" draw:fill-image-name="msFillBitmap_20_30" style:repeat="stretch" draw:textarea-vertical-align="top" draw:auto-grow-heigh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31" style:repeat="stretch" draw:textarea-vertical-align="top" draw:auto-grow-height="false" fo:min-height="0cm" fo:min-width="0cm" fo:padding-top="0.125cm" fo:padding-bottom="0.125cm" fo:padding-left="0.25cm" fo:padding-right="0.25cm" fo:wrap-option="wrap" fo:clip="rect(0cm, 0cm, 0cm, 0cm)"/>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7" style:family="graphic" style:parent-style-name="standard">
      <style:graphic-properties draw:stroke="none" svg:stroke-width="0cm" draw:fill="bitmap" draw:fill-image-name="msFillBitmap_20_32" style:repeat="stretch" draw:textarea-vertical-align="top" draw:auto-grow-height="false" fo:min-height="0cm" fo:min-width="0cm" fo:padding-top="0.125cm" fo:padding-bottom="0.125cm" fo:padding-left="0.25cm" fo:padding-right="0.25cm" fo:wrap-option="wrap" fo:clip="rect(0cm, 0cm, 0cm, 0cm)"/>
    </style:style>
    <style:style style:name="gr4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9" style:family="graphic" style:parent-style-name="standard">
      <style:graphic-properties draw:stroke="none" svg:stroke-width="0cm" draw:fill="bitmap" draw:fill-image-name="msFillBitmap_20_34" style:repeat="stretch" draw:textarea-vertical-align="top" draw:auto-grow-height="false" fo:min-height="0cm" fo:min-width="0cm" fo:padding-top="0.125cm" fo:padding-bottom="0.125cm" fo:padding-left="0.25cm" fo:padding-right="0.25cm" fo:wrap-option="wrap" fo:clip="rect(-3.117cm, 0cm, 0cm, 0cm)"/>
    </style:style>
    <style:style style:name="gr50" style:family="graphic" style:parent-style-name="standard">
      <style:graphic-properties draw:stroke="none" svg:stroke-width="0cm" draw:fill="bitmap" draw:fill-image-name="msFillBitmap_20_35" style:repeat="stretch" draw:textarea-vertical-align="top" draw:auto-grow-heigh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6" style:repeat="stretch" draw:textarea-vertical-align="top" draw:auto-grow-heigh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7" style:repeat="stretch" draw:textarea-vertical-align="top" draw:auto-grow-height="false" fo:min-height="0cm" fo:min-width="0cm" fo:padding-top="0.125cm" fo:padding-bottom="0.125cm" fo:padding-left="0.25cm" fo:padding-right="0.25cm" fo:wrap-option="wrap" fo:clip="rect(0cm, 0cm, 0cm, 0cm)"/>
    </style:style>
    <style:style style:name="gr5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6" style:family="graphic" style:parent-style-name="standard">
      <style:graphic-properties draw:stroke="none" svg:stroke-width="0cm" draw:fill="bitmap" draw:fill-image-name="msFillBitmap_20_38" style:repeat="stretch" draw:textarea-vertical-align="top" draw:auto-grow-height="false" fo:min-height="0cm" fo:min-width="0cm" fo:padding-top="0.125cm" fo:padding-bottom="0.125cm" fo:padding-left="0.25cm" fo:padding-right="0.25cm" fo:wrap-option="wrap" fo:clip="rect(0cm, 0cm, 0cm, 0cm)"/>
    </style:style>
    <style:style style:name="gr57" style:family="graphic" style:parent-style-name="standard">
      <style:graphic-properties draw:stroke="none" svg:stroke-width="0cm" draw:fill="bitmap" draw:fill-image-name="msFillBitmap_20_39" style:repeat="stretch" draw:textarea-vertical-align="top" draw:auto-grow-height="false" fo:min-height="0cm" fo:min-width="0cm" fo:padding-top="0.125cm" fo:padding-bottom="0.125cm" fo:padding-left="0.25cm" fo:padding-right="0.25cm" fo:wrap-option="wrap" fo:clip="rect(0cm, 0cm, 0cm, 0cm)"/>
    </style:style>
    <style:style style:name="gr58" style:family="graphic" style:parent-style-name="standard">
      <style:graphic-properties draw:stroke="none" svg:stroke-width="0cm" draw:fill="bitmap" draw:fill-image-name="msFillBitmap_20_40" style:repeat="stretch" draw:textarea-vertical-align="top" draw:auto-grow-height="false" fo:min-height="0cm" fo:min-width="0cm" fo:padding-top="0.125cm" fo:padding-bottom="0.125cm" fo:padding-left="0.25cm" fo:padding-right="0.25cm" fo:wrap-option="wrap" fo:clip="rect(0cm, 0cm, 0cm, 0cm)"/>
    </style:style>
    <style:style style:name="gr5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graphic-properties draw:stroke="none" svg:stroke-width="0cm" draw:fill="bitmap" draw:fill-image-name="msFillBitmap_20_41" style:repeat="stretch" draw:textarea-vertical-align="top" draw:auto-grow-heigh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2" style:repeat="stretch" draw:textarea-vertical-align="top" draw:auto-grow-heigh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3" style:repeat="stretch" draw:textarea-vertical-align="top" draw:auto-grow-height="false" fo:min-height="0cm" fo:min-width="0cm" fo:padding-top="0.125cm" fo:padding-bottom="0.125cm" fo:padding-left="0.25cm" fo:padding-right="0.25cm" fo:wrap-option="wrap" fo:clip="rect(0cm, 0cm, 0cm, 0cm)"/>
    </style:style>
    <style:style style:name="gr64" style:family="graphic" style:parent-style-name="standard">
      <style:graphic-properties draw:stroke="none" svg:stroke-width="0cm" draw:fill="bitmap" draw:fill-image-name="msFillBitmap_20_44" style:repeat="stretch" draw:textarea-vertical-align="top" draw:auto-grow-height="false" fo:min-height="0cm" fo:min-width="0cm" fo:padding-top="0.125cm" fo:padding-bottom="0.125cm" fo:padding-left="0.25cm" fo:padding-right="0.25cm" fo:wrap-option="wrap" fo:clip="rect(0cm, 0cm, 0cm, 0cm)"/>
    </style:style>
    <style:style style:name="gr6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graphic-properties draw:stroke="none" svg:stroke-width="0cm" draw:fill="bitmap" draw:fill-image-name="msFillBitmap_20_45" style:repeat="stretch" draw:textarea-vertical-align="top" draw:auto-grow-height="false" fo:min-height="0cm" fo:min-width="0cm" fo:padding-top="0.125cm" fo:padding-bottom="0.125cm" fo:padding-left="0.25cm" fo:padding-right="0.25cm" fo:wrap-option="wrap" fo:clip="rect(0cm, 0cm, 0cm, 0cm)"/>
    </style:style>
    <style:style style:name="gr70" style:family="graphic" style:parent-style-name="standard">
      <style:graphic-properties draw:stroke="none" svg:stroke-width="0cm" draw:fill="bitmap" draw:fill-image-name="msFillBitmap_20_46" style:repeat="stretch" draw:textarea-vertical-align="top" draw:auto-grow-heigh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47" style:repeat="stretch" draw:textarea-vertical-align="top" draw:auto-grow-height="false" fo:min-height="0cm" fo:min-width="0cm" fo:padding-top="0.125cm" fo:padding-bottom="0.125cm" fo:padding-left="0.25cm" fo:padding-right="0.25cm" fo:wrap-option="wrap" fo:clip="rect(0cm, 0cm, 0cm, 0cm)"/>
    </style:style>
    <style:style style:name="gr72"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graphic-properties draw:stroke="none" svg:stroke-width="0cm" draw:fill="bitmap" draw:fill-image-name="msFillBitmap_20_48" style:repeat="stretch" draw:textarea-vertical-align="top" draw:auto-grow-height="false" fo:min-height="0cm" fo:min-width="0cm" fo:padding-top="0.125cm" fo:padding-bottom="0.125cm" fo:padding-left="0.25cm" fo:padding-right="0.25cm" fo:wrap-option="wrap" fo:clip="rect(0cm, 0cm, 0cm, 0cm)"/>
    </style:style>
    <style:style style:name="gr74"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50"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bitmap" draw:fill-image-name="msFillBitmap_20_1" style:repeat="stretch"/>
      <style:paragraph-properties fo:text-align="start"/>
      <style:text-properties fo:font-size="18pt"/>
    </style:style>
    <style:style style:name="P2" style:family="paragraph">
      <loext:graphic-properties draw:fill="bitmap" draw:fill-image-name="msFillBitmap_20_2" style:repeat="stretch"/>
      <style:paragraph-properties fo:text-align="start"/>
      <style:text-properties fo:font-size="18pt"/>
    </style:style>
    <style:style style:name="P3" style:family="paragraph">
      <loext:graphic-properties draw:fill="bitmap" draw:fill-image-name="msFillBitmap_20_3" style:repeat="stretch"/>
      <style:paragraph-properties fo:text-align="start"/>
      <style:text-properties fo:font-size="18pt"/>
    </style:style>
    <style:style style:name="P4" style:family="paragraph">
      <loext:graphic-properties draw:fill="bitmap" draw:fill-image-name="msFillBitmap_20_4" style:repeat="stretch"/>
      <style:paragraph-properties fo:text-align="start"/>
      <style:text-properties fo:font-size="18pt"/>
    </style:style>
    <style:style style:name="P5" style:family="paragraph">
      <loext:graphic-properties draw:fill="bitmap" draw:fill-image-name="msFillBitmap_20_5" style:repeat="stretch"/>
      <style:paragraph-properties fo:text-align="start"/>
      <style:text-properties fo:font-size="18pt"/>
    </style:style>
    <style:style style:name="P6" style:family="paragraph">
      <loext:graphic-properties draw:fill="bitmap" draw:fill-image-name="msFillBitmap_20_6" style:repeat="stretch"/>
      <style:paragraph-properties fo:text-align="start"/>
      <style:text-properties fo:font-size="18pt"/>
    </style:style>
    <style:style style:name="P7" style:family="paragraph">
      <style:paragraph-properties fo:margin-left="0cm" fo:margin-right="0cm" fo:margin-top="0cm" fo:margin-bottom="0cm" fo:line-height="4.657cm" fo:text-align="center"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4.657cm"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line-height="1.778cm" fo:text-align="center"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778cm" fo:text-align="center" fo:text-indent="0cm" style:punctuation-wrap="hanging" style:writing-mode="lr-tb" style:font-independent-line-spacing="true"/>
      <style:text-properties fo:font-size="18pt" fo:hyphenate="false"/>
    </style:style>
    <style:style style:name="P11" style:family="paragraph">
      <loext:graphic-properties draw:fill="bitmap" draw:fill-image-name="msFillBitmap_20_7" style:repeat="stretch"/>
      <style:paragraph-properties fo:text-align="start"/>
      <style:text-properties fo:font-size="18pt"/>
    </style:style>
    <style:style style:name="P12" style:family="paragraph">
      <loext:graphic-properties draw:fill="bitmap" draw:fill-image-name="msFillBitmap_20_8" style:repeat="stretch"/>
      <style:paragraph-properties fo:text-align="start"/>
      <style:text-properties fo:font-size="18pt"/>
    </style:style>
    <style:style style:name="P13" style:family="paragraph">
      <loext:graphic-properties draw:fill="bitmap" draw:fill-image-name="msFillBitmap_20_9" style:repeat="stretch"/>
      <style:paragraph-properties fo:text-align="start"/>
      <style:text-properties fo:font-size="18pt"/>
    </style:style>
    <style:style style:name="P14" style:family="paragraph">
      <style:paragraph-properties fo:margin-left="0cm" fo:margin-right="0cm" fo:margin-top="0cm" fo:margin-bottom="0cm" fo:line-height="1.679cm" fo:text-align="center"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679cm" fo:text-align="center" fo:text-indent="0cm" style:punctuation-wrap="hanging" style:writing-mode="lr-tb" style:font-independent-line-spacing="true"/>
      <style:text-properties fo:font-size="18pt" fo:hyphenate="false"/>
    </style:style>
    <style:style style:name="P16" style:family="paragraph">
      <loext:graphic-properties draw:fill-color="#ffffff"/>
    </style:style>
    <style:style style:name="P17" style:family="paragraph">
      <style:paragraph-properties fo:margin-left="0cm" fo:margin-right="0cm" fo:margin-top="0cm" fo:margin-bottom="0cm" fo:line-height="1.866cm"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866cm"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cm" fo:line-height="1.185cm"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185cm"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0cm" fo:margin-bottom="0cm" fo:line-height="1.185cm" fo:text-align="start" fo:text-indent="0cm" style:punctuation-wrap="hanging" style:writing-mode="lr-tb" style:font-independent-line-spacing="true"/>
      <style:text-properties fo:font-size="18pt" fo:hyphenate="false"/>
    </style:style>
    <style:style style:name="P22" style:family="paragraph">
      <loext:graphic-properties draw:fill="bitmap" draw:fill-image-name="msFillBitmap_20_10" style:repeat="stretch"/>
      <style:paragraph-properties fo:text-align="start"/>
      <style:text-properties fo:font-size="18pt"/>
    </style:style>
    <style:style style:name="P23" style:family="paragraph">
      <loext:graphic-properties draw:fill="bitmap" draw:fill-image-name="msFillBitmap_20_11" style:repeat="stretch"/>
      <style:paragraph-properties fo:text-align="start"/>
      <style:text-properties fo:font-size="18pt"/>
    </style:style>
    <style:style style:name="P24" style:family="paragraph">
      <loext:graphic-properties draw:fill="bitmap" draw:fill-image-name="msFillBitmap_20_12" style:repeat="stretch"/>
      <style:paragraph-properties fo:text-align="start"/>
      <style:text-properties fo:font-size="18pt"/>
    </style:style>
    <style:style style:name="P25" style:family="paragraph">
      <loext:graphic-properties draw:fill="bitmap" draw:fill-image-name="msFillBitmap_20_13" style:repeat="stretch"/>
      <style:paragraph-properties fo:text-align="start"/>
      <style:text-properties fo:font-size="18pt"/>
    </style:style>
    <style:style style:name="P26" style:family="paragraph">
      <loext:graphic-properties draw:fill="bitmap" draw:fill-image-name="msFillBitmap_20_14" style:repeat="stretch"/>
      <style:paragraph-properties fo:text-align="start"/>
      <style:text-properties fo:font-size="18pt"/>
    </style:style>
    <style:style style:name="P27" style:family="paragraph">
      <loext:graphic-properties draw:fill="bitmap" draw:fill-image-name="msFillBitmap_20_15" style:repeat="stretch"/>
      <style:paragraph-properties fo:text-align="start"/>
      <style:text-properties fo:font-size="18pt"/>
    </style:style>
    <style:style style:name="P28" style:family="paragraph">
      <loext:graphic-properties draw:fill="bitmap" draw:fill-image-name="msFillBitmap_20_16" style:repeat="stretch"/>
      <style:paragraph-properties fo:text-align="start"/>
      <style:text-properties fo:font-size="18pt"/>
    </style:style>
    <style:style style:name="P29" style:family="paragraph">
      <loext:graphic-properties draw:fill="bitmap" draw:fill-image-name="msFillBitmap_20_17" style:repeat="stretch"/>
      <style:paragraph-properties fo:text-align="start"/>
      <style:text-properties fo:font-size="18pt"/>
    </style:style>
    <style:style style:name="P30" style:family="paragraph">
      <loext:graphic-properties draw:fill="bitmap" draw:fill-image-name="msFillBitmap_20_18" style:repeat="stretch"/>
      <style:paragraph-properties fo:text-align="start"/>
      <style:text-properties fo:font-size="18pt"/>
    </style:style>
    <style:style style:name="P31" style:family="paragraph">
      <style:paragraph-properties fo:margin-left="0cm" fo:margin-right="0cm" fo:margin-top="0cm" fo:margin-bottom="0cm" fo:line-height="3.881cm"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margin-left="0cm" fo:margin-right="0cm" fo:margin-top="0cm" fo:margin-bottom="0cm" fo:line-height="3.881cm"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cm" fo:margin-right="0cm" fo:margin-top="0cm" fo:margin-bottom="0cm" fo:line-height="1.185cm" fo:text-align="center" fo:text-indent="0cm" style:punctuation-wrap="hanging" style:writing-mode="lr-tb">
        <style:tab-stops>
          <style:tab-stop style:position="0cm"/>
        </style:tab-stops>
      </style:paragraph-properties>
      <style:text-properties fo:hyphenate="false"/>
    </style:style>
    <style:style style:name="P34" style:family="paragraph">
      <loext:graphic-properties draw:fill="none"/>
      <style:paragraph-properties fo:margin-left="0cm" fo:margin-right="0cm" fo:margin-top="0cm" fo:margin-bottom="0cm" fo:line-height="1.185cm"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bitmap" draw:fill-image-name="msFillBitmap_20_19" style:repeat="stretch"/>
      <style:paragraph-properties fo:text-align="start"/>
      <style:text-properties fo:font-size="18pt"/>
    </style:style>
    <style:style style:name="P36" style:family="paragraph">
      <loext:graphic-properties draw:fill="bitmap" draw:fill-image-name="msFillBitmap_20_20" style:repeat="stretch"/>
      <style:paragraph-properties fo:text-align="start"/>
      <style:text-properties fo:font-size="18pt"/>
    </style:style>
    <style:style style:name="P37" style:family="paragraph">
      <loext:graphic-properties draw:fill="bitmap" draw:fill-image-name="msFillBitmap_20_21" style:repeat="stretch"/>
      <style:paragraph-properties fo:text-align="start"/>
      <style:text-properties fo:font-size="18pt"/>
    </style:style>
    <style:style style:name="P38" style:family="paragraph">
      <loext:graphic-properties draw:fill="bitmap" draw:fill-image-name="msFillBitmap_20_22" style:repeat="stretch"/>
      <style:paragraph-properties fo:text-align="start"/>
      <style:text-properties fo:font-size="18pt"/>
    </style:style>
    <style:style style:name="P39" style:family="paragraph">
      <loext:graphic-properties draw:fill="bitmap" draw:fill-image-name="msFillBitmap_20_23" style:repeat="stretch"/>
      <style:paragraph-properties fo:text-align="start"/>
      <style:text-properties fo:font-size="18pt"/>
    </style:style>
    <style:style style:name="P40" style:family="paragraph">
      <loext:graphic-properties draw:fill="bitmap" draw:fill-image-name="msFillBitmap_20_24" style:repeat="stretch"/>
      <style:paragraph-properties fo:text-align="start"/>
      <style:text-properties fo:font-size="18pt"/>
    </style:style>
    <style:style style:name="P41" style:family="paragraph">
      <loext:graphic-properties draw:fill="bitmap" draw:fill-image-name="msFillBitmap_20_25" style:repeat="stretch"/>
      <style:paragraph-properties fo:text-align="start"/>
      <style:text-properties fo:font-size="18pt"/>
    </style:style>
    <style:style style:name="P42" style:family="paragraph">
      <loext:graphic-properties draw:fill="bitmap" draw:fill-image-name="msFillBitmap_20_26" style:repeat="stretch"/>
      <style:paragraph-properties fo:text-align="start"/>
      <style:text-properties fo:font-size="18pt"/>
    </style:style>
    <style:style style:name="P43" style:family="paragraph">
      <loext:graphic-properties draw:fill="bitmap" draw:fill-image-name="msFillBitmap_20_27" style:repeat="stretch"/>
      <style:paragraph-properties fo:text-align="start"/>
      <style:text-properties fo:font-size="18pt"/>
    </style:style>
    <style:style style:name="P44" style:family="paragraph">
      <loext:graphic-properties draw:fill="bitmap" draw:fill-image-name="msFillBitmap_20_28" style:repeat="stretch"/>
      <style:paragraph-properties fo:text-align="start"/>
      <style:text-properties fo:font-size="18pt"/>
    </style:style>
    <style:style style:name="P45" style:family="paragraph">
      <loext:graphic-properties draw:fill="bitmap" draw:fill-image-name="msFillBitmap_20_29" style:repeat="stretch"/>
      <style:paragraph-properties fo:text-align="start"/>
      <style:text-properties fo:font-size="18pt"/>
    </style:style>
    <style:style style:name="P46" style:family="paragraph">
      <loext:graphic-properties draw:fill="bitmap" draw:fill-image-name="msFillBitmap_20_30" style:repeat="stretch"/>
      <style:paragraph-properties fo:text-align="start"/>
      <style:text-properties fo:font-size="18pt"/>
    </style:style>
    <style:style style:name="P47" style:family="paragraph">
      <loext:graphic-properties draw:fill="bitmap" draw:fill-image-name="msFillBitmap_20_31" style:repeat="stretch"/>
      <style:paragraph-properties fo:text-align="start"/>
      <style:text-properties fo:font-size="18pt"/>
    </style:style>
    <style:style style:name="P48" style:family="paragraph">
      <style:paragraph-properties fo:margin-left="0cm" fo:margin-right="0cm" fo:margin-top="0cm" fo:margin-bottom="0cm" fo:line-height="2.777cm" fo:text-align="start" fo:text-indent="0cm" style:punctuation-wrap="hanging" style:writing-mode="lr-tb"/>
      <style:text-properties fo:hyphenate="false"/>
    </style:style>
    <style:style style:name="P49" style:family="paragraph">
      <loext:graphic-properties draw:fill="none"/>
      <style:paragraph-properties fo:margin-left="0cm" fo:margin-right="0cm" fo:margin-top="0cm" fo:margin-bottom="0cm" fo:line-height="2.777cm" fo:text-align="start" fo:text-indent="0cm" style:punctuation-wrap="hanging" style:writing-mode="lr-tb" style:font-independent-line-spacing="true"/>
      <style:text-properties fo:font-size="18pt" fo:hyphenate="false"/>
    </style:style>
    <style:style style:name="P50" style:family="paragraph">
      <style:text-properties fo:font-size="32pt" style:font-size-asian="32pt" style:font-size-complex="32pt"/>
    </style:style>
    <style:style style:name="P51" style:family="paragraph">
      <loext:graphic-properties draw:fill="none" draw:fill-color="#ffffff"/>
      <style:text-properties fo:font-size="32pt" style:font-size-asian="32pt" style:font-size-complex="32pt"/>
    </style:style>
    <style:style style:name="P52" style:family="paragraph">
      <loext:graphic-properties draw:fill="bitmap" draw:fill-image-name="msFillBitmap_20_32" style:repeat="stretch"/>
      <style:paragraph-properties fo:text-align="start"/>
      <style:text-properties fo:font-size="18pt"/>
    </style:style>
    <style:style style:name="P53" style:family="paragraph">
      <style:paragraph-properties fo:margin-left="0cm" fo:margin-right="0cm" fo:margin-top="0cm" fo:margin-bottom="0cm" fo:line-height="2.777cm" fo:text-align="center" fo:text-indent="0cm" style:punctuation-wrap="hanging" style:writing-mode="lr-tb"/>
      <style:text-properties fo:hyphenate="false"/>
    </style:style>
    <style:style style:name="P54" style:family="paragraph">
      <loext:graphic-properties draw:fill="none"/>
      <style:paragraph-properties fo:margin-left="0cm" fo:margin-right="0cm" fo:margin-top="0cm" fo:margin-bottom="0cm" fo:line-height="2.777cm" fo:text-align="center" fo:text-indent="0cm" style:punctuation-wrap="hanging" style:writing-mode="lr-tb" style:font-independent-line-spacing="true"/>
      <style:text-properties fo:font-size="18pt" fo:hyphenate="false"/>
    </style:style>
    <style:style style:name="P55" style:family="paragraph">
      <loext:graphic-properties draw:fill="bitmap" draw:fill-image-name="msFillBitmap_20_34" style:repeat="stretch"/>
      <style:paragraph-properties fo:text-align="start"/>
      <style:text-properties fo:font-size="18pt"/>
    </style:style>
    <style:style style:name="P56" style:family="paragraph">
      <loext:graphic-properties draw:fill="bitmap" draw:fill-image-name="msFillBitmap_20_35" style:repeat="stretch"/>
      <style:paragraph-properties fo:text-align="start"/>
      <style:text-properties fo:font-size="18pt"/>
    </style:style>
    <style:style style:name="P57" style:family="paragraph">
      <loext:graphic-properties draw:fill="bitmap" draw:fill-image-name="msFillBitmap_20_36" style:repeat="stretch"/>
      <style:paragraph-properties fo:text-align="start"/>
      <style:text-properties fo:font-size="18pt"/>
    </style:style>
    <style:style style:name="P58" style:family="paragraph">
      <loext:graphic-properties draw:fill="bitmap" draw:fill-image-name="msFillBitmap_20_37" style:repeat="stretch"/>
      <style:paragraph-properties fo:text-align="start"/>
      <style:text-properties fo:font-size="18pt"/>
    </style:style>
    <style:style style:name="P59" style:family="paragraph">
      <style:paragraph-properties fo:margin-left="0cm" fo:margin-right="0cm" fo:margin-top="0cm" fo:margin-bottom="0cm" fo:line-height="2.712cm" fo:text-align="start" fo:text-indent="0cm" style:punctuation-wrap="hanging" style:writing-mode="lr-tb"/>
      <style:text-properties fo:hyphenate="false"/>
    </style:style>
    <style:style style:name="P60" style:family="paragraph">
      <loext:graphic-properties draw:fill="none"/>
      <style:paragraph-properties fo:margin-left="0cm" fo:margin-right="0cm" fo:margin-top="0cm" fo:margin-bottom="0cm" fo:line-height="2.712cm" fo:text-align="start" fo:text-indent="0cm" style:punctuation-wrap="hanging" style:writing-mode="lr-tb" style:font-independent-line-spacing="true"/>
      <style:text-properties fo:font-size="18pt" fo:hyphenate="false"/>
    </style:style>
    <style:style style:name="P61" style:family="paragraph">
      <loext:graphic-properties draw:fill="none"/>
      <style:paragraph-properties fo:margin-left="0cm" fo:margin-right="0cm" fo:margin-top="0cm" fo:margin-bottom="0cm" fo:line-height="1.185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62" style:family="paragraph">
      <loext:graphic-properties draw:fill="bitmap" draw:fill-image-name="msFillBitmap_20_38" style:repeat="stretch"/>
      <style:paragraph-properties fo:text-align="start"/>
      <style:text-properties fo:font-size="18pt"/>
    </style:style>
    <style:style style:name="P63" style:family="paragraph">
      <loext:graphic-properties draw:fill="bitmap" draw:fill-image-name="msFillBitmap_20_39" style:repeat="stretch"/>
      <style:paragraph-properties fo:text-align="start"/>
      <style:text-properties fo:font-size="18pt"/>
    </style:style>
    <style:style style:name="P64" style:family="paragraph">
      <loext:graphic-properties draw:fill="bitmap" draw:fill-image-name="msFillBitmap_20_40" style:repeat="stretch"/>
      <style:paragraph-properties fo:text-align="start"/>
      <style:text-properties fo:font-size="18pt"/>
    </style:style>
    <style:style style:name="P65" style:family="paragraph">
      <style:paragraph-properties fo:margin-left="0cm" fo:margin-right="0cm" fo:margin-top="0cm" fo:margin-bottom="0cm" fo:line-height="3.764cm" fo:text-align="end" fo:text-indent="0cm" style:punctuation-wrap="hanging" style:writing-mode="lr-tb">
        <style:tab-stops>
          <style:tab-stop style:position="0cm"/>
        </style:tab-stops>
      </style:paragraph-properties>
      <style:text-properties fo:hyphenate="false"/>
    </style:style>
    <style:style style:name="P66" style:family="paragraph">
      <loext:graphic-properties draw:fill="none"/>
      <style:paragraph-properties fo:margin-left="0cm" fo:margin-right="0cm" fo:margin-top="0cm" fo:margin-bottom="0cm" fo:line-height="3.764cm"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67" style:family="paragraph">
      <loext:graphic-properties draw:fill="bitmap" draw:fill-image-name="msFillBitmap_20_41" style:repeat="stretch"/>
      <style:paragraph-properties fo:text-align="start"/>
      <style:text-properties fo:font-size="18pt"/>
    </style:style>
    <style:style style:name="P68" style:family="paragraph">
      <loext:graphic-properties draw:fill="bitmap" draw:fill-image-name="msFillBitmap_20_42" style:repeat="stretch"/>
      <style:paragraph-properties fo:text-align="start"/>
      <style:text-properties fo:font-size="18pt"/>
    </style:style>
    <style:style style:name="P69" style:family="paragraph">
      <loext:graphic-properties draw:fill="bitmap" draw:fill-image-name="msFillBitmap_20_43" style:repeat="stretch"/>
      <style:paragraph-properties fo:text-align="start"/>
      <style:text-properties fo:font-size="18pt"/>
    </style:style>
    <style:style style:name="P70" style:family="paragraph">
      <loext:graphic-properties draw:fill="bitmap" draw:fill-image-name="msFillBitmap_20_44" style:repeat="stretch"/>
      <style:paragraph-properties fo:text-align="start"/>
      <style:text-properties fo:font-size="18pt"/>
    </style:style>
    <style:style style:name="P71" style:family="paragraph">
      <loext:graphic-properties draw:fill="bitmap" draw:fill-image-name="msFillBitmap_20_45" style:repeat="stretch"/>
      <style:paragraph-properties fo:text-align="start"/>
      <style:text-properties fo:font-size="18pt"/>
    </style:style>
    <style:style style:name="P72" style:family="paragraph">
      <loext:graphic-properties draw:fill="bitmap" draw:fill-image-name="msFillBitmap_20_46" style:repeat="stretch"/>
      <style:paragraph-properties fo:text-align="start"/>
      <style:text-properties fo:font-size="18pt"/>
    </style:style>
    <style:style style:name="P73" style:family="paragraph">
      <loext:graphic-properties draw:fill="bitmap" draw:fill-image-name="msFillBitmap_20_47" style:repeat="stretch"/>
      <style:paragraph-properties fo:text-align="start"/>
      <style:text-properties fo:font-size="18pt"/>
    </style:style>
    <style:style style:name="P74" style:family="paragraph">
      <loext:graphic-properties draw:fill="bitmap" draw:fill-image-name="msFillBitmap_20_48" style:repeat="stretch"/>
      <style:paragraph-properties fo:text-align="start"/>
      <style:text-properties fo:font-size="18pt"/>
    </style:style>
    <style:style style:name="P75" style:family="paragraph">
      <loext:graphic-properties draw:fill="bitmap" draw:fill-image-name="msFillBitmap_20_49" style:repeat="stretch"/>
      <style:paragraph-properties fo:text-align="start"/>
      <style:text-properties fo:font-size="18pt"/>
    </style:style>
    <style:style style:name="P76" style:family="paragraph">
      <loext:graphic-properties draw:fill="bitmap" draw:fill-image-name="msFillBitmap_20_50" style:repeat="stretch"/>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Clear Sans Bold1" fo:font-size="120pt" fo:letter-spacing="normal" fo:language="en" fo:country="US" fo:font-style="normal" style:text-underline-style="none" fo:font-weight="normal" fo:background-color="transparent" style:font-size-asian="120pt" style:font-style-asian="normal" style:font-weight-asian="normal" style:font-size-complex="12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mo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erif Display1" fo:font-size="34pt" fo:letter-spacing="normal" fo:language="en" fo:country="US" fo:font-style="normal" style:text-underline-style="none" fo:font-weight="normal" fo:background-color="transparent" style:font-size-asian="34pt" style:font-style-asian="normal" style:font-weight-asian="normal" style:font-size-complex="34pt" style:font-style-complex="normal" style:font-weight-complex="normal"/>
    </style:style>
    <style:style style:name="T4" style:family="text">
      <style:text-properties fo:font-variant="normal" fo:text-transform="none" fo:color="#f3f3f3" loext:opacity="100%" style:text-line-through-style="none" style:text-line-through-type="none" style:text-position="0% 100%" style:font-name="Clear Sans Bold1"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style:style>
    <style:style style:name="T5" style:family="text">
      <style:text-properties fo:font-variant="normal" fo:text-transform="none" fo:color="#f3f3f3" loext:opacity="100%" style:text-line-through-style="none" style:text-line-through-type="none" style:text-position="0% 100%" style:font-name="Arimo1" fo:font-size="24pt" fo:letter-spacing="0.011cm"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3f3f3" loext:opacity="100%" style:text-line-through-style="none" style:text-line-through-type="none" style:text-position="0% 100%" style:font-name="Clear Sans Bold1" fo:font-size="100pt" fo:letter-spacing="normal" fo:language="en" fo:country="US"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8" style:family="text">
      <style:text-properties fo:font-variant="normal" fo:text-transform="none" fo:color="#f3f3f3" loext:opacity="100%" style:text-line-through-style="none" style:text-line-through-type="none" style:text-position="0% 100%" style:font-name="Arimo Bold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lear Sans Bold1" fo:font-size="64pt" fo:letter-spacing="normal" fo:language="en" fo:country="US" fo:font-style="normal" style:text-underline-style="none" fo:font-weight="normal" fo:background-color="transparent" style:font-size-asian="64pt" style:font-style-asian="normal" style:font-weight-asian="normal" style:font-size-complex="64pt" style:font-style-complex="normal" style:font-weight-complex="normal"/>
    </style:style>
    <style:style style:name="T10" style:family="text">
      <style:text-properties fo:font-size="32pt" style:font-size-asian="32pt" style:font-size-complex="32pt"/>
    </style:style>
    <style:style style:name="T11" style:family="text">
      <style:text-properties fo:font-variant="normal" fo:text-transform="none" fo:color="#f3f3f3" loext:opacity="100%" style:text-line-through-style="none" style:text-line-through-type="none" style:text-position="0% 100%" style:font-name="Clear Sans Bold1" fo:font-size="62.5pt" fo:letter-spacing="normal" fo:language="en" fo:country="US" fo:font-style="normal" style:text-underline-style="none" fo:font-weight="normal" fo:background-color="transparent" style:font-size-asian="62.5pt" style:font-style-asian="normal" style:font-weight-asian="normal" style:font-size-complex="62.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lear Sans Bold1" fo:font-size="100pt" fo:letter-spacing="normal" fo:language="en" fo:country="US"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13" style:family="text">
      <style:text-properties fo:font-variant="normal" fo:text-transform="none" fo:color="#f3f3f3" loext:opacity="100%" style:text-line-through-style="none" style:text-line-through-type="none" style:text-position="0% 100%" style:font-name="Clear Sans Bold1" fo:font-size="97pt" fo:letter-spacing="normal" fo:language="en" fo:country="US" fo:font-style="normal" style:text-underline-style="none" fo:font-weight="normal" fo:background-color="transparent" style:font-size-asian="97pt" style:font-style-asian="normal" style:font-weight-asian="normal" style:font-size-complex="97pt" style:font-style-complex="normal" style:font-weight-complex="normal"/>
    </style:style>
    <style:style style:name="T14" style:family="text">
      <style:text-properties fo:font-variant="normal" fo:text-transform="none" fo:color="#f3f3f3" loext:opacity="100%" style:text-line-through-style="none" style:text-line-through-type="none" style:text-position="0% 100%" style:font-name="Clear Sans Bold1" fo:font-size="64pt" fo:letter-spacing="normal" fo:language="en" fo:country="US" fo:font-style="normal" style:text-underline-style="none" fo:font-weight="normal" fo:background-color="transparent" style:font-size-asian="64pt" style:font-style-asian="normal" style:font-weight-asian="normal" style:font-size-complex="6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custom-shape draw:name="Freeform 2" draw:style-name="gr1" draw:text-style-name="P1" draw:layer="layout" svg:width="4.237cm" svg:height="3.701cm" draw:transform="rotate (0.416784625376246) translate (42.859cm 8.872cm)">
          <text:p/>
          <draw:enhanced-geometry draw:mirror-horizontal="false" draw:mirror-vertical="false" drawooo:sub-view-size="1525575 1332871" draw:text-areas="0 0 ?f0 ?f1" svg:viewBox="0 0 0 0" draw:type="ooxml-non-primitive" draw:enhanced-path="M 0 0 L 1525575 0 1525575 1332871 0 1332871 0 0 Z N">
            <draw:equation draw:name="f0" draw:formula="logwidth"/>
            <draw:equation draw:name="f1" draw:formula="logheight"/>
          </draw:enhanced-geometry>
        </draw:custom-shape>
        <draw:custom-shape draw:name="Freeform 3" draw:style-name="gr2" draw:text-style-name="P2" draw:layer="layout" svg:width="40.8cm" svg:height="23.576cm" svg:x="4.745cm" svg:y="2.858cm">
          <text:p/>
          <draw:enhanced-geometry draw:mirror-horizontal="false" draw:mirror-vertical="false" drawooo:sub-view-size="14688425 8487775" draw:text-areas="0 0 ?f0 ?f1" svg:viewBox="0 0 0 0" draw:type="ooxml-non-primitive" draw:enhanced-path="M 0 0 L 14688425 0 14688425 8487775 0 8487775 0 0 Z N">
            <draw:equation draw:name="f0" draw:formula="logwidth"/>
            <draw:equation draw:name="f1" draw:formula="logheight"/>
          </draw:enhanced-geometry>
        </draw:custom-shape>
        <draw:custom-shape draw:name="Freeform 4" draw:style-name="gr3" draw:text-style-name="P3" draw:layer="layout" svg:width="3.06cm" svg:height="2.904cm" svg:x="2.718cm" svg:y="2.973cm">
          <text:p/>
          <draw:enhanced-geometry draw:mirror-horizontal="false" draw:mirror-vertical="false" drawooo:sub-view-size="1101991 1045871" draw:text-areas="0 0 ?f0 ?f1" svg:viewBox="0 0 0 0" draw:type="ooxml-non-primitive" draw:enhanced-path="M 0 0 L 1101991 0 1101991 1045871 0 1045871 0 0 Z N">
            <draw:equation draw:name="f0" draw:formula="logwidth"/>
            <draw:equation draw:name="f1" draw:formula="logheight"/>
          </draw:enhanced-geometry>
        </draw:custom-shape>
        <draw:custom-shape draw:name="Freeform 5" draw:style-name="gr4" draw:text-style-name="P4" draw:layer="layout" svg:width="5.63cm" svg:height="6.156cm" svg:x="20.667cm" svg:y="3.55cm">
          <text:p/>
          <draw:enhanced-geometry draw:mirror-horizontal="false" draw:mirror-vertical="false" drawooo:sub-view-size="2027125 2216653" draw:text-areas="0 0 ?f0 ?f1" svg:viewBox="0 0 0 0" draw:type="ooxml-non-primitive" draw:enhanced-path="M 0 0 L 2027125 0 2027125 2216653 0 2216653 0 0 Z N">
            <draw:equation draw:name="f0" draw:formula="logwidth"/>
            <draw:equation draw:name="f1" draw:formula="logheight"/>
          </draw:enhanced-geometry>
        </draw:custom-shape>
        <draw:custom-shape draw:name="Freeform 6" draw:style-name="gr5" draw:text-style-name="P5" draw:layer="layout" svg:width="6.949cm" svg:height="3.72cm" svg:x="36.475cm" svg:y="9.707cm">
          <text:p/>
          <draw:enhanced-geometry draw:mirror-horizontal="false" draw:mirror-vertical="false" drawooo:sub-view-size="2502028 1339529" draw:text-areas="0 0 ?f0 ?f1" svg:viewBox="0 0 0 0" draw:type="ooxml-non-primitive" draw:enhanced-path="M 0 0 L 2502028 0 2502028 1339529 0 1339529 0 0 Z N">
            <draw:equation draw:name="f0" draw:formula="logwidth"/>
            <draw:equation draw:name="f1" draw:formula="logheight"/>
          </draw:enhanced-geometry>
        </draw:custom-shape>
        <draw:custom-shape draw:name="Freeform 7" draw:style-name="gr6" draw:text-style-name="P6" draw:layer="layout" svg:width="5.658cm" svg:height="4.077cm" svg:x="38.642cm" svg:y="2.858cm">
          <text:p/>
          <draw:enhanced-geometry draw:mirror-horizontal="false" draw:mirror-vertical="false" drawooo:sub-view-size="2037234 1468147" draw:text-areas="0 0 ?f0 ?f1" svg:viewBox="0 0 0 0" draw:type="ooxml-non-primitive" draw:enhanced-path="M 0 0 L 2037234 0 2037234 1468147 0 1468147 0 0 Z N">
            <draw:equation draw:name="f0" draw:formula="logwidth"/>
            <draw:equation draw:name="f1" draw:formula="logheight"/>
          </draw:enhanced-geometry>
        </draw:custom-shape>
        <draw:g draw:name="Group 8">
          <draw:custom-shape draw:name="TextBox 9" draw:style-name="gr7" draw:text-style-name="P8" draw:layer="layout" svg:width="41.74cm" svg:height="13.972cm" svg:x="4.529cm" svg:y="6.7cm">
            <text:p text:style-name="P7"><text:span text:style-name="T1">Ứng dụng hỗ trợ hỏi đáp văn bản pháp luậ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10" draw:layer="layout" svg:width="30.366cm" svg:height="1.777cm" svg:x="10.216cm" svg:y="21.104cm">
            <text:p text:style-name="P9"><text:span text:style-name="T2">Tên đội: FFC - ALP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1" draw:style-name="gr9" draw:text-style-name="P11" draw:layer="layout" svg:width="4.237cm" svg:height="3.701cm" draw:transform="rotate (-2.30540540895931) translate (7.539cm 23.898cm)">
          <text:p/>
          <draw:enhanced-geometry draw:mirror-horizontal="false" draw:mirror-vertical="false" drawooo:sub-view-size="1525575 1332871" draw:text-areas="0 0 ?f0 ?f1" svg:viewBox="0 0 0 0" draw:type="ooxml-non-primitive" draw:enhanced-path="M 0 0 L 1525574 0 1525574 1332871 0 1332871 0 0 Z N">
            <draw:equation draw:name="f0" draw:formula="logwidth"/>
            <draw:equation draw:name="f1" draw:formula="logheight"/>
          </draw:enhanced-geometry>
        </draw:custom-shape>
        <draw:custom-shape draw:name="Freeform 12" draw:style-name="gr10" draw:text-style-name="P12" draw:layer="layout" svg:width="2.583cm" svg:height="2.452cm" draw:transform="rotate (0.827809664220911) translate (45.546cm 17.905cm)">
          <text:p/>
          <draw:enhanced-geometry draw:mirror-horizontal="false" draw:mirror-vertical="false" drawooo:sub-view-size="930350 882971" draw:text-areas="0 0 ?f0 ?f1" svg:viewBox="0 0 0 0" draw:type="ooxml-non-primitive" draw:enhanced-path="M 0 0 L 930349 0 930349 882971 0 882971 0 0 Z N">
            <draw:equation draw:name="f0" draw:formula="logwidth"/>
            <draw:equation draw:name="f1" draw:formula="logheight"/>
          </draw:enhanced-geometry>
        </draw:custom-shape>
        <draw:custom-shape draw:name="Freeform 13" draw:style-name="gr11" draw:text-style-name="P13" draw:layer="layout" svg:width="3.12cm" svg:height="3.848cm" svg:x="1.951cm" svg:y="0.933cm">
          <text:p/>
          <draw:enhanced-geometry draw:mirror-horizontal="false" draw:mirror-vertical="false" drawooo:sub-view-size="1123680 1385752" draw:text-areas="0 0 ?f0 ?f1" svg:viewBox="0 0 0 0" draw:type="ooxml-non-primitive" draw:enhanced-path="M 0 0 L 1123680 0 1123680 1385752 0 1385752 0 0 Z N">
            <draw:equation draw:name="f0" draw:formula="logwidth"/>
            <draw:equation draw:name="f1" draw:formula="logheight"/>
          </draw:enhanced-geometry>
        </draw:custom-shape>
        <draw:custom-shape draw:name="TextBox 14" draw:style-name="gr12" draw:text-style-name="P15" draw:layer="layout" svg:width="15.515cm" svg:height="1.678cm" svg:x="6.458cm" svg:y="1.959cm">
          <text:p text:style-name="P14"><text:span text:style-name="T3">Trường Đại học Mở Hà Nộ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draw:page draw:name="page2" draw:style-name="dp3" draw:master-page-name="Blank">
        <draw:g draw:name="Group 2">
          <draw:custom-shape draw:name="TextBox 3" draw:style-name="gr14" draw:text-style-name="P18" draw:layer="layout" svg:width="19.826cm" svg:height="1.865cm" svg:x="3.602cm" svg:y="5.852cm">
            <text:p text:style-name="P17"><text:span text:style-name="T4">Phương pháp tiếp cậ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5" draw:text-style-name="P21" draw:layer="layout" svg:width="17.036cm" svg:height="14.219cm" svg:x="3.602cm" svg:y="9.647cm">
            <text:p text:style-name="P19"><text:span text:style-name="T5">Nhu cầu tư vấn về pháp luật ngày càng lớn, thông tin trả về cho sự tìm kiếm quá rộng, không hoàn toàn đảm bảo sự chính xác. Cần đưa ra một phần mềm hỗ trợ cung cấp kiến thức về pháp luật dựa trên các văn bản pháp luật chính thống.</text:span></text:p>
            <text:p text:style-name="P19"><text:span text:style-name="T6"/></text:p>
            <text:p text:style-name="P20"><text:span text:style-name="T5">Dựa trên xu hướng phát triển của mô hình ngôn ngữ lớn, tìm hiểu về LLM thông qua Internet, các bài báo khoa học từ đó tiếp cận gần hơn với LLM và tìm ra phương pháp xây dựng phần mề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5" draw:style-name="gr16" draw:text-style-name="P22" draw:layer="layout" svg:width="20.502cm" svg:height="17.423cm" svg:x="26.227cm" svg:y="5.575cm">
          <text:p/>
          <draw:enhanced-geometry draw:mirror-horizontal="false" draw:mirror-vertical="false" drawooo:sub-view-size="7381179 6272784" draw:text-areas="0 0 ?f0 ?f1" svg:viewBox="0 0 0 0" draw:type="ooxml-non-primitive" draw:enhanced-path="M 0 0 L 7381179 0 7381179 6272784 0 6272784 0 0 Z N">
            <draw:equation draw:name="f0" draw:formula="logwidth"/>
            <draw:equation draw:name="f1" draw:formula="logheight"/>
          </draw:enhanced-geometry>
        </draw:custom-shape>
        <draw:custom-shape draw:name="Freeform 6" draw:style-name="gr17" draw:text-style-name="P23" draw:layer="layout" svg:width="3.281cm" svg:height="2.866cm" draw:transform="rotate (0.416784625376246) translate (43.781cm 6.55cm)">
          <text:p/>
          <draw:enhanced-geometry draw:mirror-horizontal="false" draw:mirror-vertical="false" drawooo:sub-view-size="1181415 1032184" draw:text-areas="0 0 ?f0 ?f1" svg:viewBox="0 0 0 0" draw:type="ooxml-non-primitive" draw:enhanced-path="M 0 0 L 1181416 0 1181416 1032184 0 1032184 0 0 Z N">
            <draw:equation draw:name="f0" draw:formula="logwidth"/>
            <draw:equation draw:name="f1" draw:formula="logheight"/>
          </draw:enhanced-geometry>
        </draw:custom-shape>
        <draw:custom-shape draw:name="Freeform 7" draw:style-name="gr18" draw:text-style-name="P24" draw:layer="layout" svg:width="5.658cm" svg:height="4.077cm" svg:x="26.227cm" svg:y="20.176cm">
          <text:p/>
          <draw:enhanced-geometry draw:mirror-horizontal="false" draw:mirror-vertical="false" drawooo:sub-view-size="2037234 1468147" draw:text-areas="0 0 ?f0 ?f1" svg:viewBox="0 0 0 0" draw:type="ooxml-non-primitive" draw:enhanced-path="M 0 0 L 2037234 0 2037234 1468148 0 1468148 0 0 Z N">
            <draw:equation draw:name="f0" draw:formula="logwidth"/>
            <draw:equation draw:name="f1" draw:formula="logheight"/>
          </draw:enhanced-geometry>
        </draw:custom-shape>
        <presentation:notes draw:style-name="dp2">
          <draw:page-thumbnail draw:style-name="gr13"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3" draw:master-page-name="Blank">
        <draw:custom-shape draw:name="Freeform 2" draw:style-name="gr19" draw:text-style-name="P25" draw:layer="layout" svg:width="6.673cm" svg:height="7.296cm" svg:x="10.225cm" svg:y="-2.11cm">
          <text:p/>
          <draw:enhanced-geometry draw:mirror-horizontal="false" draw:mirror-vertical="false" drawooo:sub-view-size="2402463 2627083" draw:text-areas="0 0 ?f0 ?f1" svg:viewBox="0 0 0 0" draw:type="ooxml-non-primitive" draw:enhanced-path="M 0 0 L 2402463 0 2402463 2627083 0 2627083 0 0 Z N">
            <draw:equation draw:name="f0" draw:formula="logwidth"/>
            <draw:equation draw:name="f1" draw:formula="logheight"/>
          </draw:enhanced-geometry>
        </draw:custom-shape>
        <draw:custom-shape draw:name="Freeform 3" draw:style-name="gr20" draw:text-style-name="P26" draw:layer="layout" svg:width="4.237cm" svg:height="3.701cm" draw:transform="rotate (0.416784625376246) translate (43.727cm 5.043cm)">
          <text:p/>
          <draw:enhanced-geometry draw:mirror-horizontal="false" draw:mirror-vertical="false" drawooo:sub-view-size="1525575 1332871" draw:text-areas="0 0 ?f0 ?f1" svg:viewBox="0 0 0 0" draw:type="ooxml-non-primitive" draw:enhanced-path="M 0 0 L 1525575 0 1525575 1332871 0 1332871 0 0 Z N">
            <draw:equation draw:name="f0" draw:formula="logwidth"/>
            <draw:equation draw:name="f1" draw:formula="logheight"/>
          </draw:enhanced-geometry>
        </draw:custom-shape>
        <draw:custom-shape draw:name="Freeform 4" draw:style-name="gr21" draw:text-style-name="P27" draw:layer="layout" svg:width="6.402cm" svg:height="3.427cm" svg:x="28.149cm" svg:y="26.246cm">
          <text:p/>
          <draw:enhanced-geometry draw:mirror-horizontal="false" draw:mirror-vertical="false" drawooo:sub-view-size="2304999 1234044" draw:text-areas="0 0 ?f0 ?f1" svg:viewBox="0 0 0 0" draw:type="ooxml-non-primitive" draw:enhanced-path="M 0 0 L 2304999 0 2304999 1234045 0 1234045 0 0 Z N">
            <draw:equation draw:name="f0" draw:formula="logwidth"/>
            <draw:equation draw:name="f1" draw:formula="logheight"/>
          </draw:enhanced-geometry>
        </draw:custom-shape>
        <draw:custom-shape draw:name="Freeform 5" draw:style-name="gr22" draw:text-style-name="P28" draw:layer="layout" svg:width="5.658cm" svg:height="4.077cm" svg:x="13.561cm" svg:y="-2.069cm">
          <text:p/>
          <draw:enhanced-geometry draw:mirror-horizontal="false" draw:mirror-vertical="false" drawooo:sub-view-size="2037234 1468147" draw:text-areas="0 0 ?f0 ?f1" svg:viewBox="0 0 0 0" draw:type="ooxml-non-primitive" draw:enhanced-path="M 0 0 L 2037234 0 2037234 1468147 0 1468147 0 0 Z N">
            <draw:equation draw:name="f0" draw:formula="logwidth"/>
            <draw:equation draw:name="f1" draw:formula="logheight"/>
          </draw:enhanced-geometry>
        </draw:custom-shape>
        <draw:custom-shape draw:name="Freeform 6" draw:style-name="gr23" draw:text-style-name="P29" draw:layer="layout" svg:width="4.237cm" svg:height="3.701cm" draw:transform="rotate (-2.30540540895931) translate (6.868cm 16.769cm)">
          <text:p/>
          <draw:enhanced-geometry draw:mirror-horizontal="false" draw:mirror-vertical="false" drawooo:sub-view-size="1525575 1332871" draw:text-areas="0 0 ?f0 ?f1" svg:viewBox="0 0 0 0" draw:type="ooxml-non-primitive" draw:enhanced-path="M 0 0 L 1525574 0 1525574 1332870 0 1332870 0 0 Z N">
            <draw:equation draw:name="f0" draw:formula="logwidth"/>
            <draw:equation draw:name="f1" draw:formula="logheight"/>
          </draw:enhanced-geometry>
        </draw:custom-shape>
        <draw:custom-shape draw:name="Freeform 7" draw:style-name="gr24" draw:text-style-name="P30" draw:layer="layout" svg:width="2.583cm" svg:height="2.452cm" draw:transform="rotate (0.827809664220911) translate (44.637cm 24.058cm)">
          <text:p/>
          <draw:enhanced-geometry draw:mirror-horizontal="false" draw:mirror-vertical="false" drawooo:sub-view-size="930350 882971" draw:text-areas="0 0 ?f0 ?f1" svg:viewBox="0 0 0 0" draw:type="ooxml-non-primitive" draw:enhanced-path="M 0 0 L 930349 0 930349 882971 0 882971 0 0 Z N">
            <draw:equation draw:name="f0" draw:formula="logwidth"/>
            <draw:equation draw:name="f1" draw:formula="logheight"/>
          </draw:enhanced-geometry>
        </draw:custom-shape>
        <draw:g draw:name="Group 8">
          <draw:custom-shape draw:name="TextBox 9" draw:style-name="gr25" draw:text-style-name="P32" draw:layer="layout" svg:width="34.773cm" svg:height="3.882cm" svg:x="8.013cm" svg:y="8.745cm">
            <text:p text:style-name="P31"><text:span text:style-name="T7">Giải pháp kỹ thuậ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6" draw:text-style-name="P10" draw:layer="layout" svg:width="26.576cm" svg:height="1.777cm" svg:x="12.111cm" svg:y="13.689cm">
            <text:p text:style-name="P9"><text:span text:style-name="T8">Trong việc áp dụng mô hình ngôn ngữ lớ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7" draw:text-style-name="P34" draw:layer="layout" svg:width="26.576cm" svg:height="2.369cm" svg:x="12.111cm" svg:y="17.801cm">
            <text:p text:style-name="P33"><text:span text:style-name="T5">Sử dụng framework mã nguồn mở hỗ trợ trong việc train model xử lý vấn đề của bài to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3"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3" draw:master-page-name="Blank">
        <draw:custom-shape draw:name="Freeform 2" draw:style-name="gr28" draw:text-style-name="P35" draw:layer="layout" svg:width="6.673cm" svg:height="7.296cm" svg:x="10.225cm" svg:y="-2.11cm">
          <text:p/>
          <draw:enhanced-geometry draw:mirror-horizontal="false" draw:mirror-vertical="false" drawooo:sub-view-size="2402463 2627083" draw:text-areas="0 0 ?f0 ?f1" svg:viewBox="0 0 0 0" draw:type="ooxml-non-primitive" draw:enhanced-path="M 0 0 L 2402463 0 2402463 2627083 0 2627083 0 0 Z N">
            <draw:equation draw:name="f0" draw:formula="logwidth"/>
            <draw:equation draw:name="f1" draw:formula="logheight"/>
          </draw:enhanced-geometry>
        </draw:custom-shape>
        <draw:custom-shape draw:name="Freeform 3" draw:style-name="gr29" draw:text-style-name="P36" draw:layer="layout" svg:width="4.237cm" svg:height="3.701cm" draw:transform="rotate (0.416784625376246) translate (43.727cm 5.043cm)">
          <text:p/>
          <draw:enhanced-geometry draw:mirror-horizontal="false" draw:mirror-vertical="false" drawooo:sub-view-size="1525575 1332871" draw:text-areas="0 0 ?f0 ?f1" svg:viewBox="0 0 0 0" draw:type="ooxml-non-primitive" draw:enhanced-path="M 0 0 L 1525575 0 1525575 1332871 0 1332871 0 0 Z N">
            <draw:equation draw:name="f0" draw:formula="logwidth"/>
            <draw:equation draw:name="f1" draw:formula="logheight"/>
          </draw:enhanced-geometry>
        </draw:custom-shape>
        <draw:custom-shape draw:name="Freeform 4" draw:style-name="gr30" draw:text-style-name="P37" draw:layer="layout" svg:width="6.402cm" svg:height="3.427cm" svg:x="28.149cm" svg:y="26.246cm">
          <text:p/>
          <draw:enhanced-geometry draw:mirror-horizontal="false" draw:mirror-vertical="false" drawooo:sub-view-size="2304999 1234044" draw:text-areas="0 0 ?f0 ?f1" svg:viewBox="0 0 0 0" draw:type="ooxml-non-primitive" draw:enhanced-path="M 0 0 L 2304999 0 2304999 1234045 0 1234045 0 0 Z N">
            <draw:equation draw:name="f0" draw:formula="logwidth"/>
            <draw:equation draw:name="f1" draw:formula="logheight"/>
          </draw:enhanced-geometry>
        </draw:custom-shape>
        <draw:custom-shape draw:name="Freeform 5" draw:style-name="gr31" draw:text-style-name="P38" draw:layer="layout" svg:width="5.658cm" svg:height="4.077cm" svg:x="13.561cm" svg:y="-2.069cm">
          <text:p/>
          <draw:enhanced-geometry draw:mirror-horizontal="false" draw:mirror-vertical="false" drawooo:sub-view-size="2037234 1468147" draw:text-areas="0 0 ?f0 ?f1" svg:viewBox="0 0 0 0" draw:type="ooxml-non-primitive" draw:enhanced-path="M 0 0 L 2037234 0 2037234 1468147 0 1468147 0 0 Z N">
            <draw:equation draw:name="f0" draw:formula="logwidth"/>
            <draw:equation draw:name="f1" draw:formula="logheight"/>
          </draw:enhanced-geometry>
        </draw:custom-shape>
        <draw:custom-shape draw:name="Freeform 6" draw:style-name="gr32" draw:text-style-name="P39" draw:layer="layout" svg:width="4.237cm" svg:height="3.701cm" draw:transform="rotate (-2.30540540895931) translate (6.868cm 16.769cm)">
          <text:p/>
          <draw:enhanced-geometry draw:mirror-horizontal="false" draw:mirror-vertical="false" drawooo:sub-view-size="1525575 1332871" draw:text-areas="0 0 ?f0 ?f1" svg:viewBox="0 0 0 0" draw:type="ooxml-non-primitive" draw:enhanced-path="M 0 0 L 1525574 0 1525574 1332870 0 1332870 0 0 Z N">
            <draw:equation draw:name="f0" draw:formula="logwidth"/>
            <draw:equation draw:name="f1" draw:formula="logheight"/>
          </draw:enhanced-geometry>
        </draw:custom-shape>
        <draw:custom-shape draw:name="Freeform 7" draw:style-name="gr33" draw:text-style-name="P40" draw:layer="layout" svg:width="2.583cm" svg:height="2.452cm" draw:transform="rotate (0.827809664220911) translate (44.637cm 24.058cm)">
          <text:p/>
          <draw:enhanced-geometry draw:mirror-horizontal="false" draw:mirror-vertical="false" drawooo:sub-view-size="930350 882971" draw:text-areas="0 0 ?f0 ?f1" svg:viewBox="0 0 0 0" draw:type="ooxml-non-primitive" draw:enhanced-path="M 0 0 L 930349 0 930349 882971 0 882971 0 0 Z N">
            <draw:equation draw:name="f0" draw:formula="logwidth"/>
            <draw:equation draw:name="f1" draw:formula="logheight"/>
          </draw:enhanced-geometry>
        </draw:custom-shape>
        <draw:g draw:name="Group 8">
          <draw:custom-shape draw:name="TextBox 9" draw:style-name="gr34" draw:text-style-name="P32" draw:layer="layout" svg:width="34.773cm" svg:height="3.882cm" svg:x="8.013cm" svg:y="9.309cm">
            <text:p text:style-name="P31"><text:span text:style-name="T7">Ứng dụng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5" draw:text-style-name="P10" draw:layer="layout" svg:width="26.576cm" svg:height="1.777cm" svg:x="12.111cm" svg:y="14.254cm">
            <text:p text:style-name="P9"><text:span text:style-name="T8">Trong việc quản lí dự 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6" draw:text-style-name="P34" draw:layer="layout" svg:width="26.576cm" svg:height="1.184cm" svg:x="12.111cm" svg:y="18.366cm">
            <text:p text:style-name="P33"><text:span text:style-name="T5">Github - 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3"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Blank">
        <draw:custom-shape draw:name="Freeform 2" draw:style-name="gr37" draw:text-style-name="P41" draw:layer="layout" svg:width="15.799cm" svg:height="12.785cm" svg:x="32.143cm" svg:y="2.843cm">
          <text:p/>
          <draw:enhanced-geometry draw:mirror-horizontal="false" draw:mirror-vertical="false" drawooo:sub-view-size="5687959 4603063" draw:text-areas="0 0 ?f0 ?f1" svg:viewBox="0 0 0 0" draw:type="ooxml-non-primitive" draw:enhanced-path="M 0 0 L 5687959 0 5687959 4603063 0 4603063 0 0 Z N">
            <draw:equation draw:name="f0" draw:formula="logwidth"/>
            <draw:equation draw:name="f1" draw:formula="logheight"/>
          </draw:enhanced-geometry>
        </draw:custom-shape>
        <draw:custom-shape draw:name="Freeform 3" draw:style-name="gr38" draw:text-style-name="P42" draw:layer="layout" svg:width="3.917cm" svg:height="4.292cm" svg:x="4.149cm" svg:y="15.671cm">
          <text:p/>
          <draw:enhanced-geometry draw:mirror-horizontal="false" draw:mirror-vertical="false" drawooo:sub-view-size="1410348 1545421" draw:text-areas="0 0 ?f0 ?f1" svg:viewBox="0 0 0 0" draw:type="ooxml-non-primitive" draw:enhanced-path="M 0 0 L 1410347 0 1410347 1545421 0 1545421 0 0 Z N">
            <draw:equation draw:name="f0" draw:formula="logwidth"/>
            <draw:equation draw:name="f1" draw:formula="logheight"/>
          </draw:enhanced-geometry>
        </draw:custom-shape>
        <draw:custom-shape draw:name="Freeform 4" draw:style-name="gr39" draw:text-style-name="P43" draw:layer="layout" svg:width="6.348cm" svg:height="3.086cm" svg:x="9.212cm" svg:y="19.964cm">
          <text:p/>
          <draw:enhanced-geometry draw:mirror-horizontal="false" draw:mirror-vertical="false" drawooo:sub-view-size="2285534 1111243" draw:text-areas="0 0 ?f0 ?f1" svg:viewBox="0 0 0 0" draw:type="ooxml-non-primitive" draw:enhanced-path="M 0 0 L 2285535 0 2285535 1111242 0 1111242 0 0 Z N">
            <draw:equation draw:name="f0" draw:formula="logwidth"/>
            <draw:equation draw:name="f1" draw:formula="logheight"/>
          </draw:enhanced-geometry>
        </draw:custom-shape>
        <draw:custom-shape draw:name="Freeform 5" draw:style-name="gr40" draw:text-style-name="P44" draw:layer="layout" svg:width="8.409cm" svg:height="3.293cm" svg:x="15.9cm" svg:y="16.171cm">
          <text:p/>
          <draw:enhanced-geometry draw:mirror-horizontal="false" draw:mirror-vertical="false" drawooo:sub-view-size="3027479 1185763" draw:text-areas="0 0 ?f0 ?f1" svg:viewBox="0 0 0 0" draw:type="ooxml-non-primitive" draw:enhanced-path="M 0 0 L 3027479 0 3027479 1185762 0 1185762 0 0 Z N">
            <draw:equation draw:name="f0" draw:formula="logwidth"/>
            <draw:equation draw:name="f1" draw:formula="logheight"/>
          </draw:enhanced-geometry>
        </draw:custom-shape>
        <draw:custom-shape draw:name="Freeform 6" draw:style-name="gr41" draw:text-style-name="P45" draw:layer="layout" svg:width="5.697cm" svg:height="5.697cm" svg:x="24.654cm" svg:y="18.658cm">
          <text:p/>
          <draw:enhanced-geometry draw:mirror-horizontal="false" draw:mirror-vertical="false" drawooo:sub-view-size="2051349 2051349" draw:text-areas="0 0 ?f0 ?f1" svg:viewBox="0 0 0 0" draw:type="ooxml-non-primitive" draw:enhanced-path="M 0 0 L 2051349 0 2051349 2051350 0 2051350 0 0 Z N">
            <draw:equation draw:name="f0" draw:formula="logwidth"/>
            <draw:equation draw:name="f1" draw:formula="logheight"/>
          </draw:enhanced-geometry>
        </draw:custom-shape>
        <draw:custom-shape draw:name="Freeform 7" draw:style-name="gr42" draw:text-style-name="P46" draw:layer="layout" svg:width="10.405cm" svg:height="2.804cm" svg:x="29.637cm" svg:y="16.361cm">
          <text:p/>
          <draw:enhanced-geometry draw:mirror-horizontal="false" draw:mirror-vertical="false" drawooo:sub-view-size="3746159 1009707" draw:text-areas="0 0 ?f0 ?f1" svg:viewBox="0 0 0 0" draw:type="ooxml-non-primitive" draw:enhanced-path="M 0 0 L 3746158 0 3746158 1009706 0 1009706 0 0 Z N">
            <draw:equation draw:name="f0" draw:formula="logwidth"/>
            <draw:equation draw:name="f1" draw:formula="logheight"/>
          </draw:enhanced-geometry>
        </draw:custom-shape>
        <draw:custom-shape draw:name="Freeform 8" draw:style-name="gr43" draw:text-style-name="P47" draw:layer="layout" svg:width="3.7cm" svg:height="3.7cm" svg:x="41.623cm" svg:y="19.349cm">
          <text:p/>
          <draw:enhanced-geometry draw:mirror-horizontal="false" draw:mirror-vertical="false" drawooo:sub-view-size="1332479 1332479" draw:text-areas="0 0 ?f0 ?f1" svg:viewBox="0 0 0 0" draw:type="ooxml-non-primitive" draw:enhanced-path="M 0 0 L 1332479 0 1332479 1332479 0 1332479 0 0 Z N">
            <draw:equation draw:name="f0" draw:formula="logwidth"/>
            <draw:equation draw:name="f1" draw:formula="logheight"/>
          </draw:enhanced-geometry>
        </draw:custom-shape>
        <draw:custom-shape draw:name="TextBox 9" draw:style-name="gr44" draw:text-style-name="P49" draw:layer="layout" svg:width="21.679cm" svg:height="5.553cm" svg:x="4.721cm" svg:y="8.608cm">
          <text:p text:style-name="P48"><text:span text:style-name="T9">Công nghệ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Blank">
        <draw:custom-shape draw:name="TextBox 1" draw:style-name="gr45" draw:text-style-name="P49" draw:layer="layout" svg:width="21.679cm" svg:height="2.778cm" svg:x="3.721cm" svg:y="2.54cm">
          <text:p text:style-name="P48"><text:span text:style-name="T9">Cơ sở dữ liệ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51" draw:layer="layout" svg:width="34.29cm" svg:height="11.645cm" svg:x="6.35cm" svg:y="7.405cm">
          <draw:text-box>
            <text:p text:style-name="P50"><text:span text:style-name="T10">Dựa trên dữ liệu từ bộ pháp điển điện tử, sử dụng thư viện </text:span><text:span text:style-name="T10">BeautifulSoup lấy ra những nội dung cần thiết theo từng thẻ trong </text:span><text:span text:style-name="T10">các file đề mục lưu vào cơ sở dữ liệu: </text:span></text:p>
            <text:p text:style-name="P50"><text:span text:style-name="T10">- Mã chỉ mục.</text:span></text:p>
            <text:p text:style-name="P50"><text:span text:style-name="T10">- Tên chỉ mục.</text:span></text:p>
            <text:p text:style-name="P50"><text:span text:style-name="T10">- Nội dung chỉ mục.</text:span></text:p>
            <text:p text:style-name="P50"><text:span text:style-name="T10">- Đề mục của chỉ mục.</text:span></text:p>
            <text:p text:style-name="P50"><text:span text:style-name="T10">- Đường dẫn tới điều luật trên vbpl.vn.</text:span></text:p>
            <text:p text:style-name="P50"><text:span text:style-name="T10">- Trạng thái hiệu lực của văn bản pháp luật.</text:span></text:p>
          </draw:text-box>
        </draw:frame>
        <presentation:notes draw:style-name="dp4">
          <draw:page-thumbnail draw:style-name="gr13"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Blank">
        <draw:custom-shape draw:name="Freeform 2" draw:style-name="gr47" draw:text-style-name="P52" draw:layer="layout" svg:width="31.607cm" svg:height="16.167cm" svg:x="9.596cm" svg:y="8.284cm">
          <text:p/>
          <draw:enhanced-geometry draw:mirror-horizontal="false" draw:mirror-vertical="false" drawooo:sub-view-size="11379023 5820543" draw:text-areas="0 0 ?f0 ?f1" svg:viewBox="0 0 0 0" draw:type="ooxml-non-primitive" draw:enhanced-path="M 0 0 L 11379022 0 11379022 5820543 0 5820543 0 0 Z N">
            <draw:equation draw:name="f0" draw:formula="logwidth"/>
            <draw:equation draw:name="f1" draw:formula="logheight"/>
          </draw:enhanced-geometry>
        </draw:custom-shape>
        <draw:custom-shape draw:name="TextBox 3" draw:style-name="gr48" draw:text-style-name="P54" draw:layer="layout" svg:width="21.679cm" svg:height="2.776cm" svg:x="14.56cm" svg:y="4.065cm">
          <text:p text:style-name="P53"><text:span text:style-name="T9">Quy trình xử l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5" draw:master-page-name="Blank">
        <draw:custom-shape draw:name="Freeform 2" draw:style-name="gr49" draw:text-style-name="P55" draw:layer="layout" svg:width="22.859cm" svg:height="13.091cm" draw:transform="rotate (1.5707963267949) translate (4.429cm 25.717cm)">
          <text:p/>
          <draw:enhanced-geometry draw:mirror-horizontal="false" draw:mirror-vertical="false" drawooo:sub-view-size="8229600 4713151" draw:text-areas="0 0 ?f0 ?f1" svg:viewBox="0 0 0 0" draw:type="ooxml-non-primitive" draw:enhanced-path="M 0 0 L 8229600 0 8229600 4713152 0 4713152 0 0 Z N">
            <draw:equation draw:name="f0" draw:formula="logwidth"/>
            <draw:equation draw:name="f1" draw:formula="logheight"/>
          </draw:enhanced-geometry>
        </draw:custom-shape>
        <draw:custom-shape draw:name="Freeform 3" draw:style-name="gr50" draw:text-style-name="P56" draw:layer="layout" svg:width="5.658cm" svg:height="4.077cm" svg:x="8.416cm" svg:y="2.858cm">
          <text:p/>
          <draw:enhanced-geometry draw:mirror-horizontal="false" draw:mirror-vertical="false" drawooo:sub-view-size="2037234 1468147" draw:text-areas="0 0 ?f0 ?f1" svg:viewBox="0 0 0 0" draw:type="ooxml-non-primitive" draw:enhanced-path="M 0 0 L 2037234 0 2037234 1468147 0 1468147 0 0 Z N">
            <draw:equation draw:name="f0" draw:formula="logwidth"/>
            <draw:equation draw:name="f1" draw:formula="logheight"/>
          </draw:enhanced-geometry>
        </draw:custom-shape>
        <draw:custom-shape draw:name="Freeform 4" draw:style-name="gr51" draw:text-style-name="P57" draw:layer="layout" svg:width="3.281cm" svg:height="2.866cm" draw:transform="rotate (-2.2483331424191) translate (8.416cm 21.382cm)">
          <text:p/>
          <draw:enhanced-geometry draw:mirror-horizontal="false" draw:mirror-vertical="false" drawooo:sub-view-size="1181415 1032184" draw:text-areas="0 0 ?f0 ?f1" svg:viewBox="0 0 0 0" draw:type="ooxml-non-primitive" draw:enhanced-path="M 0 0 L 1181415 0 1181415 1032184 0 1032184 0 0 Z N">
            <draw:equation draw:name="f0" draw:formula="logwidth"/>
            <draw:equation draw:name="f1" draw:formula="logheight"/>
          </draw:enhanced-geometry>
        </draw:custom-shape>
        <draw:custom-shape draw:name="Freeform 5" draw:style-name="gr52" draw:text-style-name="P58" draw:layer="layout" svg:width="4.066cm" svg:height="4.237cm" draw:transform="rotate (1.52960655644783) translate (2.857cm 15.696cm)">
          <text:p/>
          <draw:enhanced-geometry draw:mirror-horizontal="false" draw:mirror-vertical="false" drawooo:sub-view-size="1464004 1525575" draw:text-areas="0 0 ?f0 ?f1" svg:viewBox="0 0 0 0" draw:type="ooxml-non-primitive" draw:enhanced-path="M 0 0 L 1464005 0 1464005 1525575 0 1525575 0 0 Z N">
            <draw:equation draw:name="f0" draw:formula="logwidth"/>
            <draw:equation draw:name="f1" draw:formula="logheight"/>
          </draw:enhanced-geometry>
        </draw:custom-shape>
        <draw:g draw:name="Group 6">
          <draw:custom-shape draw:name="TextBox 7" draw:style-name="gr53" draw:text-style-name="P60" draw:layer="layout" svg:width="19.164cm" svg:height="5.423cm" svg:x="25.4cm" svg:y="9.734cm">
            <text:p text:style-name="P59"><text:span text:style-name="T11">Kết quả đã làm đượ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4" draw:text-style-name="P61" draw:layer="layout" svg:width="13.377cm" svg:height="2.369cm" svg:x="25.4cm" svg:y="16.64cm">
            <text:p text:style-name="P20"><text:span text:style-name="T5">Hỏi đáp về pháp luật, các điều luật có trong văn bản QP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3"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Blank">
        <draw:custom-shape draw:name="TextBox 2" draw:style-name="gr55" draw:text-style-name="P32" draw:layer="layout" svg:width="39.197cm" svg:height="3.882cm" svg:x="5.801cm" svg:y="11.671cm">
          <text:p text:style-name="P31"><text:span text:style-name="T12">Trình diễn sản phẩ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56" draw:text-style-name="P62" draw:layer="layout" svg:width="8.954cm" svg:height="10.376cm" svg:x="-3.104cm" svg:y="-2.196cm">
          <text:p/>
          <draw:enhanced-geometry draw:mirror-horizontal="false" draw:mirror-vertical="false" drawooo:sub-view-size="3223648 3735639" draw:text-areas="0 0 ?f0 ?f1" svg:viewBox="0 0 0 0" draw:type="ooxml-non-primitive" draw:enhanced-path="M 0 0 L 3223648 0 3223648 3735639 0 3735639 0 0 Z N">
            <draw:equation draw:name="f0" draw:formula="logwidth"/>
            <draw:equation draw:name="f1" draw:formula="logheight"/>
          </draw:enhanced-geometry>
        </draw:custom-shape>
        <draw:custom-shape draw:name="Freeform 4" draw:style-name="gr57" draw:text-style-name="P63" draw:layer="layout" svg:width="6.879cm" svg:height="3.682cm" draw:transform="rotate (-0.0357792496658844) translate (0.823cm 1.58cm)">
          <text:p/>
          <draw:enhanced-geometry draw:mirror-horizontal="false" draw:mirror-vertical="false" drawooo:sub-view-size="2476725 1325983" draw:text-areas="0 0 ?f0 ?f1" svg:viewBox="0 0 0 0" draw:type="ooxml-non-primitive" draw:enhanced-path="M 0 0 L 2476725 0 2476725 1325982 0 1325982 0 0 Z N">
            <draw:equation draw:name="f0" draw:formula="logwidth"/>
            <draw:equation draw:name="f1" draw:formula="logheight"/>
          </draw:enhanced-geometry>
        </draw:custom-shape>
        <draw:custom-shape draw:name="Freeform 5" draw:style-name="gr58" draw:text-style-name="P64" draw:layer="layout" svg:width="24.348cm" svg:height="14.069cm" svg:x="41.549cm" svg:y="19.684cm">
          <text:p/>
          <draw:enhanced-geometry draw:mirror-horizontal="false" draw:mirror-vertical="false" drawooo:sub-view-size="8765490 5065179" draw:text-areas="0 0 ?f0 ?f1" svg:viewBox="0 0 0 0" draw:type="ooxml-non-primitive" draw:enhanced-path="M 0 0 L 8765490 0 8765490 5065179 0 5065179 0 0 Z N">
            <draw:equation draw:name="f0" draw:formula="logwidth"/>
            <draw:equation draw:name="f1" draw:formula="logheight"/>
          </draw:enhanced-geometry>
        </draw:custom-shape>
        <presentation:notes draw:style-name="dp2">
          <draw:page-thumbnail draw:style-name="gr13"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3" draw:master-page-name="Blank">
        <draw:custom-shape draw:name="TextBox 2" draw:style-name="gr59" draw:text-style-name="P66" draw:layer="layout" svg:width="31.173cm" svg:height="11.291cm" svg:x="17.805cm" svg:y="2.781cm">
          <text:p text:style-name="P65"><text:span text:style-name="T13">Các mở rộng, cải tiến trong tương l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0" draw:text-style-name="P61" draw:layer="layout" svg:width="11.437cm" svg:height="2.369cm" svg:x="2.363cm" svg:y="20.733cm">
          <text:p text:style-name="P20"><text:span text:style-name="T5">Trích rút các thuật ngữ trong các văn bản QP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61" draw:text-style-name="P67" draw:layer="layout" svg:width="24.348cm" svg:height="14.069cm" svg:x="-7.06cm" svg:y="-2.952cm">
          <text:p/>
          <draw:enhanced-geometry draw:mirror-horizontal="false" draw:mirror-vertical="false" drawooo:sub-view-size="8765490 5065179" draw:text-areas="0 0 ?f0 ?f1" svg:viewBox="0 0 0 0" draw:type="ooxml-non-primitive" draw:enhanced-path="M 0 0 L 8765489 0 8765489 5065180 0 5065180 0 0 Z N">
            <draw:equation draw:name="f0" draw:formula="logwidth"/>
            <draw:equation draw:name="f1" draw:formula="logheight"/>
          </draw:enhanced-geometry>
        </draw:custom-shape>
        <draw:custom-shape draw:name="Freeform 5" draw:style-name="gr62" draw:text-style-name="P68" draw:layer="layout" svg:width="12.855cm" svg:height="12.554cm" svg:x="43.125cm" svg:y="16.703cm">
          <text:p/>
          <draw:enhanced-geometry draw:mirror-horizontal="false" draw:mirror-vertical="false" drawooo:sub-view-size="4628213 4519739" draw:text-areas="0 0 ?f0 ?f1" svg:viewBox="0 0 0 0" draw:type="ooxml-non-primitive" draw:enhanced-path="M 0 0 L 4628213 0 4628213 4519739 0 4519739 0 0 Z N">
            <draw:equation draw:name="f0" draw:formula="logwidth"/>
            <draw:equation draw:name="f1" draw:formula="logheight"/>
          </draw:enhanced-geometry>
        </draw:custom-shape>
        <draw:custom-shape draw:name="Freeform 6" draw:style-name="gr63" draw:text-style-name="P69" draw:layer="layout" svg:width="2.334cm" svg:height="2.039cm" draw:transform="rotate (1.51808738338467) translate (43.897cm 17.815cm)">
          <text:p/>
          <draw:enhanced-geometry draw:mirror-horizontal="false" draw:mirror-vertical="false" drawooo:sub-view-size="840694 734501" draw:text-areas="0 0 ?f0 ?f1" svg:viewBox="0 0 0 0" draw:type="ooxml-non-primitive" draw:enhanced-path="M 0 0 L 840694 0 840694 734501 0 734501 0 0 Z N">
            <draw:equation draw:name="f0" draw:formula="logwidth"/>
            <draw:equation draw:name="f1" draw:formula="logheight"/>
          </draw:enhanced-geometry>
        </draw:custom-shape>
        <draw:custom-shape draw:name="Freeform 7" draw:style-name="gr64" draw:text-style-name="P70" draw:layer="layout" svg:width="5.826cm" svg:height="3.119cm" draw:transform="rotate (-0.0357792496658844) translate (13.912cm 5.412cm)">
          <text:p/>
          <draw:enhanced-geometry draw:mirror-horizontal="false" draw:mirror-vertical="false" drawooo:sub-view-size="2097875 1123155" draw:text-areas="0 0 ?f0 ?f1" svg:viewBox="0 0 0 0" draw:type="ooxml-non-primitive" draw:enhanced-path="M 0 0 L 2097875 0 2097875 1123154 0 1123154 0 0 Z N">
            <draw:equation draw:name="f0" draw:formula="logwidth"/>
            <draw:equation draw:name="f1" draw:formula="logheight"/>
          </draw:enhanced-geometry>
        </draw:custom-shape>
        <draw:custom-shape draw:name="TextBox 8" draw:style-name="gr65" draw:text-style-name="P61" draw:layer="layout" svg:width="10.208cm" svg:height="1.184cm" svg:x="15.812cm" svg:y="20.818cm">
          <text:p text:style-name="P20"><text:span text:style-name="T5">Lưu lại lịch sử trò chuyệ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6" draw:text-style-name="P61" draw:layer="layout" svg:width="11.437cm" svg:height="2.369cm" svg:x="28.031cm" svg:y="20.733cm">
          <text:p text:style-name="P20"><text:span text:style-name="T5">Hoàn thiện hơn về dữ liệu mẫ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5" draw:master-page-name="Blank">
        <draw:g draw:name="Group 2">
          <draw:custom-shape draw:name="TextBox 3" draw:style-name="gr67" draw:text-style-name="P49" draw:layer="layout" svg:width="22.542cm" svg:height="5.553cm" svg:x="25.321cm" svg:y="9.934cm">
            <text:p text:style-name="P48"><text:span text:style-name="T14">Phương hướng duy trì phát triển PMN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8" draw:text-style-name="P61" draw:layer="layout" svg:width="19.958cm" svg:height="2.369cm" svg:x="25.321cm" svg:y="16.394cm">
            <text:p text:style-name="P20"><text:span text:style-name="T5">Lưu trên kho code mở, tiếp tục phát triển và cải thiện các chức năng của phần mềm tốt h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5" draw:style-name="gr69" draw:text-style-name="P71" draw:layer="layout" svg:width="18.569cm" svg:height="18.535cm" svg:x="2.858cm" svg:y="5.581cm">
          <text:p/>
          <draw:enhanced-geometry draw:mirror-horizontal="false" draw:mirror-vertical="false" drawooo:sub-view-size="6685176 6673065" draw:text-areas="0 0 ?f0 ?f1" svg:viewBox="0 0 0 0" draw:type="ooxml-non-primitive" draw:enhanced-path="M 0 0 L 6685176 0 6685176 6673065 0 6673065 0 0 Z N">
            <draw:equation draw:name="f0" draw:formula="logwidth"/>
            <draw:equation draw:name="f1" draw:formula="logheight"/>
          </draw:enhanced-geometry>
        </draw:custom-shape>
        <draw:custom-shape draw:name="Freeform 6" draw:style-name="gr70" draw:text-style-name="P72" draw:layer="layout" svg:width="3.394cm" svg:height="3.221cm" draw:transform="rotate (0.727627765156436) translate (4.121cm 3.896cm)">
          <text:p/>
          <draw:enhanced-geometry draw:mirror-horizontal="false" draw:mirror-vertical="false" drawooo:sub-view-size="1222316 1160068" draw:text-areas="0 0 ?f0 ?f1" svg:viewBox="0 0 0 0" draw:type="ooxml-non-primitive" draw:enhanced-path="M 0 0 L 1222316 0 1222316 1160068 0 1160068 0 0 Z N">
            <draw:equation draw:name="f0" draw:formula="logwidth"/>
            <draw:equation draw:name="f1" draw:formula="logheight"/>
          </draw:enhanced-geometry>
        </draw:custom-shape>
        <draw:custom-shape draw:name="Freeform 7" draw:style-name="gr71" draw:text-style-name="P73" draw:layer="layout" svg:width="4.066cm" svg:height="4.237cm" svg:x="16.235cm" svg:y="19.88cm">
          <text:p/>
          <draw:enhanced-geometry draw:mirror-horizontal="false" draw:mirror-vertical="false" drawooo:sub-view-size="1464004 1525575" draw:text-areas="0 0 ?f0 ?f1" svg:viewBox="0 0 0 0" draw:type="ooxml-non-primitive" draw:enhanced-path="M 0 0 L 1464004 0 1464004 1525574 0 1525574 0 0 Z N">
            <draw:equation draw:name="f0" draw:formula="logwidth"/>
            <draw:equation draw:name="f1" draw:formula="logheight"/>
          </draw:enhanced-geometry>
        </draw:custom-shape>
        <presentation:notes draw:style-name="dp2">
          <draw:page-thumbnail draw:style-name="gr13"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Blank">
        <draw:custom-shape draw:name="TextBox 2" draw:style-name="gr72" draw:text-style-name="P54" draw:layer="layout" svg:width="34.556cm" svg:height="5.553cm" svg:x="8.122cm" svg:y="21.719cm">
          <text:p text:style-name="P53"><text:span text:style-name="T9">Cảm ơn mọi người đã lắng ng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73" draw:text-style-name="P74" draw:layer="layout" svg:width="2.359cm" svg:height="2.061cm" draw:transform="rotate (0.416784625376246) translate (35.134cm 9.073cm)">
          <text:p/>
          <draw:enhanced-geometry draw:mirror-horizontal="false" draw:mirror-vertical="false" drawooo:sub-view-size="849728 742394" draw:text-areas="0 0 ?f0 ?f1" svg:viewBox="0 0 0 0" draw:type="ooxml-non-primitive" draw:enhanced-path="M 0 0 L 849728 0 849728 742393 0 742393 0 0 Z N">
            <draw:equation draw:name="f0" draw:formula="logwidth"/>
            <draw:equation draw:name="f1" draw:formula="logheight"/>
          </draw:enhanced-geometry>
        </draw:custom-shape>
        <draw:custom-shape draw:name="Freeform 4" draw:style-name="gr74" draw:text-style-name="P75" draw:layer="layout" svg:width="4.101cm" svg:height="2.955cm" draw:transform="rotate (-0.759916356318332) translate (13.635cm 11.805cm)">
          <text:p/>
          <draw:enhanced-geometry draw:mirror-horizontal="false" draw:mirror-vertical="false" drawooo:sub-view-size="1476586 1064112" draw:text-areas="0 0 ?f0 ?f1" svg:viewBox="0 0 0 0" draw:type="ooxml-non-primitive" draw:enhanced-path="M 0 0 L 1476585 0 1476585 1064112 0 1064112 0 0 Z N">
            <draw:equation draw:name="f0" draw:formula="logwidth"/>
            <draw:equation draw:name="f1" draw:formula="logheight"/>
          </draw:enhanced-geometry>
        </draw:custom-shape>
        <draw:custom-shape draw:name="Freeform 5" draw:style-name="gr75" draw:text-style-name="P76" draw:layer="layout" svg:width="20.132cm" svg:height="16.202cm" svg:x="14.804cm" svg:y="2.858cm">
          <text:p/>
          <draw:enhanced-geometry draw:mirror-horizontal="false" draw:mirror-vertical="false" drawooo:sub-view-size="7247704 5833045" draw:text-areas="0 0 ?f0 ?f1" svg:viewBox="0 0 0 0" draw:type="ooxml-non-primitive" draw:enhanced-path="M 0 0 L 7247705 0 7247705 5833045 0 5833045 0 0 Z N">
            <draw:equation draw:name="f0" draw:formula="logwidth"/>
            <draw:equation draw:name="f1" draw:formula="logheight"/>
          </draw:enhanced-geometry>
        </draw:custom-shape>
        <presentation:notes draw:style-name="dp2">
          <draw:page-thumbnail draw:style-name="gr13"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pitch="variable"/>
    <style:font-face style:name="Arimo Bold" svg:font-family="'Arimo Bold'" style:font-pitch="variable"/>
    <style:font-face style:name="Arimo Bold1" svg:font-family="'Arimo Bold'"/>
    <style:font-face style:name="Arimo1" svg:font-family="Arimo"/>
    <style:font-face style:name="Calibri" svg:font-family="Calibri"/>
    <style:font-face style:name="Calibri1" svg:font-family="Calibri" style:font-pitch="variable"/>
    <style:font-face style:name="Clear Sans Bold" svg:font-family="'Clear Sans Bold'" style:font-pitch="variable"/>
    <style:font-face style:name="Clear Sans Bold1" svg:font-family="'Clear Sans Bol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Display" svg:font-family="'Noto Serif Display'" style:font-pitch="variable"/>
    <style:font-face style:name="Noto Serif Display1" svg:font-family="'Noto Serif Display'"/>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0BE000000A6B61F147587903499.png" xlink:type="simple" xlink:show="embed" xlink:actuate="onLoad"/>
    <draw:fill-image draw:name="msFillBitmap_20_10" draw:display-name="msFillBitmap 10" xlink:href="Pictures/100000010000025E0000020356CC687ED9AF0EC8.png" xlink:type="simple" xlink:show="embed" xlink:actuate="onLoad"/>
    <draw:fill-image draw:name="msFillBitmap_20_11" draw:display-name="msFillBitmap 11" xlink:href="Pictures/10000001000000BE000000A6B61F147587903499.png" xlink:type="simple" xlink:show="embed" xlink:actuate="onLoad"/>
    <draw:fill-image draw:name="msFillBitmap_20_12" draw:display-name="msFillBitmap 12" xlink:href="Pictures/100000010000012B000000D7FCE2CC096DCCA161.png" xlink:type="simple" xlink:show="embed" xlink:actuate="onLoad"/>
    <draw:fill-image draw:name="msFillBitmap_20_13" draw:display-name="msFillBitmap 13" xlink:href="Pictures/10000001000000F60000010D3F2CB2B649846F10.png" xlink:type="simple" xlink:show="embed" xlink:actuate="onLoad"/>
    <draw:fill-image draw:name="msFillBitmap_20_14" draw:display-name="msFillBitmap 14" xlink:href="Pictures/10000001000000BE000000A6B61F147587903499.png" xlink:type="simple" xlink:show="embed" xlink:actuate="onLoad"/>
    <draw:fill-image draw:name="msFillBitmap_20_15" draw:display-name="msFillBitmap 15" xlink:href="Pictures/1000000100000154000000B6C21D64E2D8548B70.png" xlink:type="simple" xlink:show="embed" xlink:actuate="onLoad"/>
    <draw:fill-image draw:name="msFillBitmap_20_16" draw:display-name="msFillBitmap 16" xlink:href="Pictures/100000010000012B000000D7FCE2CC096DCCA161.png" xlink:type="simple" xlink:show="embed" xlink:actuate="onLoad"/>
    <draw:fill-image draw:name="msFillBitmap_20_17" draw:display-name="msFillBitmap 17" xlink:href="Pictures/10000001000000BE000000A6B61F147587903499.png" xlink:type="simple" xlink:show="embed" xlink:actuate="onLoad"/>
    <draw:fill-image draw:name="msFillBitmap_20_18" draw:display-name="msFillBitmap 18" xlink:href="Pictures/100000010000009800000090D2B8E852E5D325AC.png" xlink:type="simple" xlink:show="embed" xlink:actuate="onLoad"/>
    <draw:fill-image draw:name="msFillBitmap_20_19" draw:display-name="msFillBitmap 19" xlink:href="Pictures/10000001000000F60000010D3F2CB2B649846F10.png" xlink:type="simple" xlink:show="embed" xlink:actuate="onLoad"/>
    <draw:fill-image draw:name="msFillBitmap_20_2" draw:display-name="msFillBitmap 2" xlink:href="Pictures/10000001000002420000014E68297B58D9FB65C4.png" xlink:type="simple" xlink:show="embed" xlink:actuate="onLoad"/>
    <draw:fill-image draw:name="msFillBitmap_20_20" draw:display-name="msFillBitmap 20" xlink:href="Pictures/10000001000000BE000000A6B61F147587903499.png" xlink:type="simple" xlink:show="embed" xlink:actuate="onLoad"/>
    <draw:fill-image draw:name="msFillBitmap_20_21" draw:display-name="msFillBitmap 21" xlink:href="Pictures/1000000100000154000000B6C21D64E2D8548B70.png" xlink:type="simple" xlink:show="embed" xlink:actuate="onLoad"/>
    <draw:fill-image draw:name="msFillBitmap_20_22" draw:display-name="msFillBitmap 22" xlink:href="Pictures/100000010000012B000000D7FCE2CC096DCCA161.png" xlink:type="simple" xlink:show="embed" xlink:actuate="onLoad"/>
    <draw:fill-image draw:name="msFillBitmap_20_23" draw:display-name="msFillBitmap 23" xlink:href="Pictures/10000001000000BE000000A6B61F147587903499.png" xlink:type="simple" xlink:show="embed" xlink:actuate="onLoad"/>
    <draw:fill-image draw:name="msFillBitmap_20_24" draw:display-name="msFillBitmap 24" xlink:href="Pictures/100000010000009800000090D2B8E852E5D325AC.png" xlink:type="simple" xlink:show="embed" xlink:actuate="onLoad"/>
    <draw:fill-image draw:name="msFillBitmap_20_25" draw:display-name="msFillBitmap 25" xlink:href="Pictures/10000001000002DE00000252869D8AA810A9F1CD.png" xlink:type="simple" xlink:show="embed" xlink:actuate="onLoad"/>
    <draw:fill-image draw:name="msFillBitmap_20_26" draw:display-name="msFillBitmap 26" xlink:href="Pictures/10000001000001760000019A3C078AE911702CAC.png" xlink:type="simple" xlink:show="embed" xlink:actuate="onLoad"/>
    <draw:fill-image draw:name="msFillBitmap_20_27" draw:display-name="msFillBitmap 27" xlink:href="Pictures/10000001000001D0000000E27F23F6DB5C6FCC06.png" xlink:type="simple" xlink:show="embed" xlink:actuate="onLoad"/>
    <draw:fill-image draw:name="msFillBitmap_20_28" draw:display-name="msFillBitmap 28" xlink:href="Pictures/10000001000001E0000000BC86EA1FC0EEC642D2.png" xlink:type="simple" xlink:show="embed" xlink:actuate="onLoad"/>
    <draw:fill-image draw:name="msFillBitmap_20_29" draw:display-name="msFillBitmap 29" xlink:href="Pictures/1000000100000134000001341F97B3816AB800E8.png" xlink:type="simple" xlink:show="embed" xlink:actuate="onLoad"/>
    <draw:fill-image draw:name="msFillBitmap_20_3" draw:display-name="msFillBitmap 3" xlink:href="Pictures/100000010000009800000090D2B8E852E5D325AC.png" xlink:type="simple" xlink:show="embed" xlink:actuate="onLoad"/>
    <draw:fill-image draw:name="msFillBitmap_20_30" draw:display-name="msFillBitmap 30" xlink:href="Pictures/1000000100000280000000AD8467F0DF9EC88E07.png" xlink:type="simple" xlink:show="embed" xlink:actuate="onLoad"/>
    <draw:fill-image draw:name="msFillBitmap_20_31" draw:display-name="msFillBitmap 31" xlink:href="Pictures/10000001000000CD000000CD002664595B313586.png" xlink:type="simple" xlink:show="embed" xlink:actuate="onLoad"/>
    <draw:fill-image draw:name="msFillBitmap_20_32" draw:display-name="msFillBitmap 32" xlink:href="Pictures/1000000100000339000001A66AC6EA7A2E776C07.png" xlink:type="simple" xlink:show="embed" xlink:actuate="onLoad"/>
    <draw:fill-image draw:name="msFillBitmap_20_33" draw:display-name="msFillBitmap 33" xlink:href="Pictures/1000000100000320000002165A57BB7118223542.png" xlink:type="simple" xlink:show="embed" xlink:actuate="onLoad"/>
    <draw:fill-image draw:name="msFillBitmap_20_34" draw:display-name="msFillBitmap 34" xlink:href="Pictures/1000000100000320000001CA89DC3E4E2A2A28A2.png" xlink:type="simple" xlink:show="embed" xlink:actuate="onLoad"/>
    <draw:fill-image draw:name="msFillBitmap_20_35" draw:display-name="msFillBitmap 35" xlink:href="Pictures/100000010000012B000000D7FCE2CC096DCCA161.png" xlink:type="simple" xlink:show="embed" xlink:actuate="onLoad"/>
    <draw:fill-image draw:name="msFillBitmap_20_36" draw:display-name="msFillBitmap 36" xlink:href="Pictures/10000001000000BE000000A6B61F147587903499.png" xlink:type="simple" xlink:show="embed" xlink:actuate="onLoad"/>
    <draw:fill-image draw:name="msFillBitmap_20_37" draw:display-name="msFillBitmap 37" xlink:href="Pictures/10000001000000C1000000C962FA42DB1DECD463.png" xlink:type="simple" xlink:show="embed" xlink:actuate="onLoad"/>
    <draw:fill-image draw:name="msFillBitmap_20_38" draw:display-name="msFillBitmap 38" xlink:href="Pictures/10000001000000AA000000C59C1A789E0DAD9184.png" xlink:type="simple" xlink:show="embed" xlink:actuate="onLoad"/>
    <draw:fill-image draw:name="msFillBitmap_20_39" draw:display-name="msFillBitmap 39" xlink:href="Pictures/1000000100000154000000B6C21D64E2D8548B70.png" xlink:type="simple" xlink:show="embed" xlink:actuate="onLoad"/>
    <draw:fill-image draw:name="msFillBitmap_20_4" draw:display-name="msFillBitmap 4" xlink:href="Pictures/10000001000000F60000010D3F2CB2B649846F10.png" xlink:type="simple" xlink:show="embed" xlink:actuate="onLoad"/>
    <draw:fill-image draw:name="msFillBitmap_20_40" draw:display-name="msFillBitmap 40" xlink:href="Pictures/10000001000002420000014E68297B58D9FB65C4.png" xlink:type="simple" xlink:show="embed" xlink:actuate="onLoad"/>
    <draw:fill-image draw:name="msFillBitmap_20_41" draw:display-name="msFillBitmap 41" xlink:href="Pictures/10000001000002420000014E68297B58D9FB65C4.png" xlink:type="simple" xlink:show="embed" xlink:actuate="onLoad"/>
    <draw:fill-image draw:name="msFillBitmap_20_42" draw:display-name="msFillBitmap 42" xlink:href="Pictures/1000000100000100000000FA2F910D5692572127.png" xlink:type="simple" xlink:show="embed" xlink:actuate="onLoad"/>
    <draw:fill-image draw:name="msFillBitmap_20_43" draw:display-name="msFillBitmap 43" xlink:href="Pictures/10000001000000BE000000A6B61F147587903499.png" xlink:type="simple" xlink:show="embed" xlink:actuate="onLoad"/>
    <draw:fill-image draw:name="msFillBitmap_20_44" draw:display-name="msFillBitmap 44" xlink:href="Pictures/1000000100000154000000B6C21D64E2D8548B70.png" xlink:type="simple" xlink:show="embed" xlink:actuate="onLoad"/>
    <draw:fill-image draw:name="msFillBitmap_20_45" draw:display-name="msFillBitmap 45" xlink:href="Pictures/100000010000022800000227A8116ED8930312AE.png" xlink:type="simple" xlink:show="embed" xlink:actuate="onLoad"/>
    <draw:fill-image draw:name="msFillBitmap_20_46" draw:display-name="msFillBitmap 46" xlink:href="Pictures/100000010000009800000090D2B8E852E5D325AC.png" xlink:type="simple" xlink:show="embed" xlink:actuate="onLoad"/>
    <draw:fill-image draw:name="msFillBitmap_20_47" draw:display-name="msFillBitmap 47" xlink:href="Pictures/10000001000000C1000000C962FA42DB1DECD463.png" xlink:type="simple" xlink:show="embed" xlink:actuate="onLoad"/>
    <draw:fill-image draw:name="msFillBitmap_20_48" draw:display-name="msFillBitmap 48" xlink:href="Pictures/10000001000000BE000000A6B61F147587903499.png" xlink:type="simple" xlink:show="embed" xlink:actuate="onLoad"/>
    <draw:fill-image draw:name="msFillBitmap_20_49" draw:display-name="msFillBitmap 49" xlink:href="Pictures/100000010000012B000000D7FCE2CC096DCCA161.png" xlink:type="simple" xlink:show="embed" xlink:actuate="onLoad"/>
    <draw:fill-image draw:name="msFillBitmap_20_5" draw:display-name="msFillBitmap 5" xlink:href="Pictures/1000000100000154000000B6C21D64E2D8548B70.png" xlink:type="simple" xlink:show="embed" xlink:actuate="onLoad"/>
    <draw:fill-image draw:name="msFillBitmap_20_50" draw:display-name="msFillBitmap 50" xlink:href="Pictures/10000001000002EC0000025A77ED60FE0B6876CA.png" xlink:type="simple" xlink:show="embed" xlink:actuate="onLoad"/>
    <draw:fill-image draw:name="msFillBitmap_20_6" draw:display-name="msFillBitmap 6" xlink:href="Pictures/100000010000012B000000D7FCE2CC096DCCA161.png" xlink:type="simple" xlink:show="embed" xlink:actuate="onLoad"/>
    <draw:fill-image draw:name="msFillBitmap_20_7" draw:display-name="msFillBitmap 7" xlink:href="Pictures/10000001000000BE000000A6B61F147587903499.png" xlink:type="simple" xlink:show="embed" xlink:actuate="onLoad"/>
    <draw:fill-image draw:name="msFillBitmap_20_8" draw:display-name="msFillBitmap 8" xlink:href="Pictures/100000010000009800000090D2B8E852E5D325AC.png" xlink:type="simple" xlink:show="embed" xlink:actuate="onLoad"/>
    <draw:fill-image draw:name="msFillBitmap_20_9" draw:display-name="msFillBitmap 9" xlink:href="Pictures/100000010000009D000000C1658F8644A67EF9A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6.573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Date Placeholder 1" presentation:style-name="Mpr1" draw:text-style-name="MP6" draw:layer="backgroundobjects" svg:width="5.926cm" svg:height="1.013cm" svg:x="1.27cm" svg:y="17.657cm" presentation:class="date-time" presentation:user-transformed="true">
        <draw:text-box>
          <text:p text:style-name="MP5"><text:span text:style-name="MT1"><presentation:date-time/></text:span></text:p>
        </draw:text-box>
      </draw:frame>
      <draw:frame draw:name="Footer Placeholder 2" presentation:style-name="Mpr1" draw:text-style-name="MP6" draw:layer="backgroundobjects" svg:width="8.042cm" svg:height="1.013cm" svg:x="8.678cm" svg:y="17.657cm" presentation:class="footer" presentation:user-transformed="true">
        <draw:text-box>
          <text:p text:style-name="MP7"><presentation:footer/></text:p>
        </draw:text-box>
      </draw:frame>
      <draw:frame draw:name="Slide Number Placeholder 3" presentation:style-name="Mpr1" draw:text-style-name="MP6" draw:layer="backgroundobjects" svg:width="5.926cm" svg:height="1.013cm" svg:x="18.203cm" svg:y="17.657cm" presentation:class="page-number" presentation:user-transformed="true">
        <draw:text-box>
          <text:p text:style-name="MP8"><text:span text:style-name="MT1"><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06-08-16T00:00:00</meta:creation-date>
    <dc:date>2023-12-07T10:56:35.193919921</dc:date>
    <meta:editing-cycles>2</meta:editing-cycles>
    <dc:title>Đen Hiện đại Công nghệ Bản thuyết trình Phát biểu</dc:title>
    <meta:editing-duration>PT1M38S</meta:editing-duration>
    <meta:generator>LibreOffice/7.3.7.2$Linux_X86_64 LibreOffice_project/30$Build-2</meta:generator>
    <meta:document-statistic meta:object-count="125"/>
    <meta:user-defined meta:name="AppVersion">14.0000</meta:user-defined>
    <meta:user-defined meta:name="OOXMLCorePropertyIdentifier">DAF2Ol6aUuI</meta:user-defined>
    <meta:user-defined meta:name="PresentationFormat">On-screen Show (4:3)</meta:user-defined>
  </office:meta>
</office:document-meta>
</file>